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LowBox">
      <style:paragraph-properties fo:text-align="center" style:justify-single-word="false"/>
    </style:style>
    <style:style style:name="P15" style:family="paragraph" style:parent-style-name="Text_20_body">
      <style:paragraph-properties fo:keep-with-next="always"/>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Heading_20_3">
      <style:text-properties style:font-name="Tahoma3" style:font-name-asian="Wingdings" style:font-name-complex="Wingdings"/>
    </style:style>
    <style:style style:name="P20" style:family="paragraph" style:parent-style-name="Heading_20_3" style:list-style-name="Nummerierung_20_3_20_mit_20_Nummern"/>
    <style:style style:name="P21" style:family="paragraph" style:parent-style-name="Heading_20_3">
      <style:text-properties fo:language="en" fo:country="GB"/>
    </style:style>
    <style:style style:name="P22" style:family="paragraph" style:parent-style-name="Heading_20_3" style:list-style-name="Nummerierung_20_3_20_mit_20_Nummern">
      <style:text-properties fo:language="en" fo:country="GB"/>
    </style:style>
    <style:style style:name="P23" style:family="paragraph" style:parent-style-name="Heading_20_3">
      <style:paragraph-properties fo:break-before="page"/>
    </style:style>
    <style:style style:name="P24" style:family="paragraph" style:parent-style-name="Heading_20_3">
      <style:paragraph-properties style:writing-mode="lr-tb"/>
    </style:style>
    <style:style style:name="P25" style:family="paragraph" style:parent-style-name="Contents_20_2">
      <style:paragraph-properties>
        <style:tab-stops>
          <style:tab-stop style:position="16.501cm" style:type="right"/>
        </style:tab-stops>
      </style:paragraph-properties>
    </style:style>
    <style:style style:name="P26" style:family="paragraph" style:parent-style-name="Heading_20_2">
      <style:text-properties style:font-name="Tahoma3" style:font-name-asian="Wingdings" style:font-name-complex="Wingdings"/>
    </style:style>
    <style:style style:name="P27" style:family="paragraph" style:parent-style-name="Heading_20_2">
      <style:paragraph-properties fo:break-before="page"/>
    </style:style>
    <style:style style:name="P28" style:family="paragraph" style:parent-style-name="Heading_20_2" style:master-page-name="">
      <style:paragraph-properties style:page-number="auto" fo:keep-with-next="always"/>
    </style:style>
    <style:style style:name="P29" style:family="paragraph" style:parent-style-name="Contents_20_1">
      <style:paragraph-properties>
        <style:tab-stops>
          <style:tab-stop style:position="17cm" style:type="right"/>
        </style:tab-stops>
      </style:paragraph-properties>
    </style:style>
    <style:style style:name="P30" style:family="paragraph" style:parent-style-name="Contents_20_Heading">
      <style:paragraph-properties fo:break-before="page"/>
    </style:style>
    <style:style style:name="P31" style:family="paragraph" style:parent-style-name="Heading_20_4">
      <style:text-properties fo:language="en" fo:country="GB"/>
    </style:style>
    <style:style style:name="P32" style:family="paragraph" style:parent-style-name="AccentHighBox" style:list-style-name="BwAufzählung">
      <style:paragraph-properties fo:margin-left="0.801cm" fo:margin-right="0.499cm" fo:text-indent="-0.3cm" style:auto-text-indent="false">
        <style:tab-stops/>
      </style:paragraph-properties>
    </style:style>
    <style:style style:name="P33" style:family="paragraph" style:parent-style-name="AccentMidBox" style:list-style-name="BwAufzählung">
      <style:paragraph-properties fo:margin-left="0.499cm" fo:margin-right="0.499cm" fo:text-indent="0cm" style:auto-text-indent="false"/>
    </style:style>
    <style:style style:name="P34" style:family="paragraph" style:parent-style-name="Contents_20_4">
      <style:paragraph-properties>
        <style:tab-stops>
          <style:tab-stop style:position="15.503cm" style:type="right"/>
        </style:tab-stops>
      </style:paragraph-properties>
    </style:style>
    <style:style style:name="P35" style:family="paragraph" style:parent-style-name="Contents_20_3">
      <style:paragraph-properties>
        <style:tab-stops>
          <style:tab-stop style:position="16.002cm" style:type="right"/>
        </style:tab-stops>
      </style:paragraph-properties>
    </style:style>
    <style:style style:name="P36" style:family="paragraph" style:parent-style-name="Text_20_body" style:list-style-name="List_20_1"/>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text-properties style:font-name="Tahoma3" style:font-name-asian="Wingdings" style:font-name-complex="Wingdings"/>
    </style:style>
    <style:style style:name="P41" style:family="paragraph" style:parent-style-name="Text_20_body" style:list-style-name="L4">
      <style:text-properties style:font-name="Tahoma3" style:font-name-asian="Wingdings" style:font-name-complex="Wingdings"/>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10"/>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ist_20_1">
      <style:paragraph-properties fo:margin-top="0cm" fo:margin-bottom="0.15cm"/>
    </style:style>
    <style:style style:name="P51" style:family="paragraph" style:parent-style-name="Text_20_body" style:list-style-name="L1">
      <style:paragraph-properties style:writing-mode="lr-tb"/>
    </style:style>
    <style:style style:name="P52" style:family="paragraph" style:parent-style-name="Text_20_body" style:list-style-name="L9">
      <style:paragraph-properties style:writing-mode="lr-tb"/>
    </style:style>
    <style:style style:name="P53" style:family="paragraph" style:parent-style-name="Text_20_body" style:list-style-name="L12">
      <style:paragraph-properties fo:margin-top="0cm" fo:margin-bottom="0cm"/>
    </style:style>
    <style:style style:name="P54" style:family="paragraph" style:parent-style-name="Text_20_body" style:list-style-name="L13">
      <style:paragraph-properties fo:margin-top="0cm" fo:margin-bottom="0cm"/>
    </style:style>
    <style:style style:name="P55" style:family="paragraph" style:parent-style-name="Text_20_body" style:list-style-name="L14">
      <style:paragraph-properties fo:margin-top="0cm" fo:margin-bottom="0cm"/>
    </style:style>
    <style:style style:name="P56" style:family="paragraph" style:parent-style-name="Standard" style:list-style-name="L11"/>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fo:color="#333333" style:font-name="Tahoma1" fo:font-size="12pt" style:font-size-asian="10.5pt"/>
    </style:style>
    <style:style style:name="T22" style:family="text">
      <style:text-properties fo:color="#333333" style:text-position="super 58%" style:font-name="Tahoma1" fo:font-size="12pt" style:font-size-asian="10.5pt"/>
    </style:style>
    <style:style style:name="T23" style:family="text">
      <style:text-properties style:text-position="33% 80%"/>
    </style:style>
    <style:style style:name="T24" style:family="text">
      <style:text-properties fo:font-weight="bold" style:font-weight-asian="bold" style:font-weight-complex="bold"/>
    </style:style>
    <style:style style:name="T25" style:family="text">
      <style:text-properties style:font-weight-asian="normal" style:font-weight-complex="normal"/>
    </style:style>
    <style:style style:name="T26" style:family="text">
      <style:text-properties fo:color="#ff3333"/>
    </style:style>
    <style:style style:name="T27" style:family="text">
      <style:text-properties fo:font-weight="normal"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July 2023</text:p>
      <text:p text:style-name="P6"/>
      <text:p text:style-name="P6"/>
      <text:p text:style-name="P6"><text:span text:style-name="Strong_20_Emphasis">This book covers the use of BwPostman for <text:line-break/>Joomla!</text:span><text:span text:style-name="Strong_20_Emphasis"><text:span text:style-name="T6">®</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Table of Contents</text:p>
          </text:index-title>
          <text:p text:style-name="P29"><text:a xlink:type="simple" xlink:href="#__RefHeading__46139_727788380" text:style-name="Inhaltsverzeichnis_20_Link" text:visited-style-name="Inhaltsverzeichnis_20_Link">Introduction<text:tab/>7</text:a></text:p>
          <text:p text:style-name="P29"><text:a xlink:type="simple" xlink:href="#__RefHeading__4772_1847411346" text:style-name="Inhaltsverzeichnis_20_Link" text:visited-style-name="Inhaltsverzeichnis_20_Link">Suggested Proceeding<text:tab/>10</text:a></text:p>
          <text:p text:style-name="P29"><text:a xlink:type="simple" xlink:href="#__RefHeading__24625_1003309454" text:style-name="Inhaltsverzeichnis_20_Link" text:visited-style-name="Inhaltsverzeichnis_20_Link">Further Help<text:tab/>11</text:a></text:p>
          <text:p text:style-name="P29"><text:a xlink:type="simple" xlink:href="#__RefHeading__48873_545646423" text:style-name="Inhaltsverzeichnis_20_Link" text:visited-style-name="Inhaltsverzeichnis_20_Link">Safety Instructions<text:tab/>12</text:a></text:p>
          <text:p text:style-name="P29"><text:a xlink:type="simple" xlink:href="#__RefHeading__46141_727788380" text:style-name="Inhaltsverzeichnis_20_Link" text:visited-style-name="Inhaltsverzeichnis_20_Link">Installation and Update<text:tab/>13</text:a></text:p>
          <text:p text:style-name="P25"><text:a xlink:type="simple" xlink:href="#__RefHeading__47523_794096596" text:style-name="Inhaltsverzeichnis_20_Link" text:visited-style-name="Inhaltsverzeichnis_20_Link">Installation<text:tab/>13</text:a></text:p>
          <text:p text:style-name="P35"><text:a xlink:type="simple" xlink:href="#__RefHeading__52642_2112380300" text:style-name="Inhaltsverzeichnis_20_Link" text:visited-style-name="Inhaltsverzeichnis_20_Link">Download Packages<text:tab/>13</text:a></text:p>
          <text:p text:style-name="P35"><text:a xlink:type="simple" xlink:href="#__RefHeading__17344_1237669351" text:style-name="Inhaltsverzeichnis_20_Link" text:visited-style-name="Inhaltsverzeichnis_20_Link">Installation of BwPostman<text:tab/>13</text:a></text:p>
          <text:p text:style-name="P35"><text:a xlink:type="simple" xlink:href="#__RefHeading__47529_7940965961" text:style-name="Inhaltsverzeichnis_20_Link" text:visited-style-name="Inhaltsverzeichnis_20_Link">Alternative Installation<text:tab/>13</text:a></text:p>
          <text:p text:style-name="P25"><text:a xlink:type="simple" xlink:href="#__RefHeading__47531_794096596" text:style-name="Inhaltsverzeichnis_20_Link" text:visited-style-name="Inhaltsverzeichnis_20_Link">Update<text:tab/>14</text:a></text:p>
          <text:p text:style-name="P29"><text:a xlink:type="simple" xlink:href="#__RefHeading__46143_727788380" text:style-name="Inhaltsverzeichnis_20_Link" text:visited-style-name="Inhaltsverzeichnis_20_Link">Configuration<text:tab/>15</text:a></text:p>
          <text:p text:style-name="P25"><text:a xlink:type="simple" xlink:href="#__RefHeading__24532_1003309454" text:style-name="Inhaltsverzeichnis_20_Link" text:visited-style-name="Inhaltsverzeichnis_20_Link">Basic Settings<text:tab/>15</text:a></text:p>
          <text:p text:style-name="P35"><text:a xlink:type="simple" xlink:href="#__RefHeading__47533_794096596" text:style-name="Inhaltsverzeichnis_20_Link" text:visited-style-name="Inhaltsverzeichnis_20_Link">Sender's name<text:line-break/>Sender's email<text:line-break/>Reply-to-email<text:tab/>15</text:a></text:p>
          <text:p text:style-name="P35"><text:a xlink:type="simple" xlink:href="#__RefHeading__4774_1847411346" text:style-name="Inhaltsverzeichnis_20_Link" text:visited-style-name="Inhaltsverzeichnis_20_Link">Legal Infos<text:tab/>15</text:a></text:p>
          <text:p text:style-name="P35"><text:a xlink:type="simple" xlink:href="#__RefHeading__32958_1317459676" text:style-name="Inhaltsverzeichnis_20_Link" text:visited-style-name="Inhaltsverzeichnis_20_Link">Excluded article categories<text:tab/>15</text:a></text:p>
          <text:p text:style-name="P35"><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35"><text:a xlink:type="simple" xlink:href="#__RefHeading__32960_1317459676" text:style-name="Inhaltsverzeichnis_20_Link" text:visited-style-name="Inhaltsverzeichnis_20_Link">Publish newsletters at sending?<text:tab/>16</text:a></text:p>
          <text:p text:style-name="P35"><text:a xlink:type="simple" xlink:href="#__RefHeading__32962_1317459676" text:style-name="Inhaltsverzeichnis_20_Link" text:visited-style-name="Inhaltsverzeichnis_20_Link">Compress backup file<text:tab/>16</text:a></text:p>
          <text:p text:style-name="P35"><text:a xlink:type="simple" xlink:href="#__RefHeading__62232_1851832648" text:style-name="Inhaltsverzeichnis_20_Link" text:visited-style-name="Inhaltsverzeichnis_20_Link">Show Boldt Webservice link<text:tab/>16</text:a></text:p>
          <text:p text:style-name="P35"><text:a xlink:type="simple" xlink:href="#__RefHeading__86655_718402675" text:style-name="Inhaltsverzeichnis_20_Link" text:visited-style-name="Inhaltsverzeichnis_20_Link">Log Level<text:tab/>16</text:a></text:p>
          <text:p text:style-name="P25"><text:a xlink:type="simple" xlink:href="#__RefHeading__4776_1847411346" text:style-name="Inhaltsverzeichnis_20_Link" text:visited-style-name="Inhaltsverzeichnis_20_Link">Registration<text:tab/>17</text:a></text:p>
          <text:p text:style-name="P35"><text:a xlink:type="simple" xlink:href="#__RefHeading__86657_718402675" text:style-name="Inhaltsverzeichnis_20_Link" text:visited-style-name="Inhaltsverzeichnis_20_Link">Frontend Layout<text:tab/>17</text:a></text:p>
          <text:p text:style-name="P35"><text:a xlink:type="simple" xlink:href="#__RefHeading__4778_1847411346" text:style-name="Inhaltsverzeichnis_20_Link" text:visited-style-name="Inhaltsverzeichnis_20_Link">Introduction text<text:tab/>17</text:a></text:p>
          <text:p text:style-name="P35"><text:a xlink:type="simple" xlink:href="#__RefHeading__32964_1317459676" text:style-name="Inhaltsverzeichnis_20_Link" text:visited-style-name="Inhaltsverzeichnis_20_Link">Show gender selection<text:tab/>17</text:a></text:p>
          <text:p text:style-name="P35"><text:a xlink:type="simple" xlink:href="#__RefHeading__4780_1847411346" text:style-name="Inhaltsverzeichnis_20_Link" text:visited-style-name="Inhaltsverzeichnis_20_Link">Display form field name and first name<text:tab/>17</text:a></text:p>
          <text:p text:style-name="P35"><text:a xlink:type="simple" xlink:href="#__RefHeading__47541_794096596" text:style-name="Inhaltsverzeichnis_20_Link" text:visited-style-name="Inhaltsverzeichnis_20_Link">Name or first name is obligation<text:tab/>18</text:a></text:p>
          <text:p text:style-name="P35"><text:a xlink:type="simple" xlink:href="#__RefHeading__44590_444093265" text:style-name="Inhaltsverzeichnis_20_Link" text:visited-style-name="Inhaltsverzeichnis_20_Link">Show additional field<text:tab/>18</text:a></text:p>
          <text:p text:style-name="P35"><text:a xlink:type="simple" xlink:href="#__RefHeading__44592_444093265" text:style-name="Inhaltsverzeichnis_20_Link" text:visited-style-name="Inhaltsverzeichnis_20_Link">Additional field is obligation<text:tab/>18</text:a></text:p>
          <text:p text:style-name="P35"><text:a xlink:type="simple" xlink:href="#__RefHeading__44594_444093265" text:style-name="Inhaltsverzeichnis_20_Link" text:visited-style-name="Inhaltsverzeichnis_20_Link">Label additional field<text:tab/>18</text:a></text:p>
          <text:p text:style-name="P35"><text:a xlink:type="simple" xlink:href="#__RefHeading__44596_444093265" text:style-name="Inhaltsverzeichnis_20_Link" text:visited-style-name="Inhaltsverzeichnis_20_Link">Tooltip additional field<text:tab/>19</text:a></text:p>
          <text:p text:style-name="P35"><text:a xlink:type="simple" xlink:href="#__RefHeading__4782_1847411346" text:style-name="Inhaltsverzeichnis_20_Link" text:visited-style-name="Inhaltsverzeichnis_20_Link">Show the mail format selection<text:tab/>19</text:a></text:p>
          <text:p text:style-name="P35"><text:a xlink:type="simple" xlink:href="#__RefHeading__4784_1847411346" text:style-name="Inhaltsverzeichnis_20_Link" text:visited-style-name="Inhaltsverzeichnis_20_Link">Email format<text:tab/>19</text:a></text:p>
          <text:p text:style-name="P35"><text:soft-page-break/><text:a xlink:type="simple" xlink:href="#__RefHeading__86659_718402675" text:style-name="Inhaltsverzeichnis_20_Link" text:visited-style-name="Inhaltsverzeichnis_20_Link">Verify email address (experimentally!!)<text:tab/>19</text:a></text:p>
          <text:p text:style-name="P34"><text:a xlink:type="simple" xlink:href="#__RefHeading__86661_718402675" text:style-name="Inhaltsverzeichnis_20_Link" text:visited-style-name="Inhaltsverzeichnis_20_Link">Technical procedure of the verification<text:tab/>20</text:a></text:p>
          <text:p text:style-name="P34"><text:a xlink:type="simple" xlink:href="#__RefHeading__86663_718402675" text:style-name="Inhaltsverzeichnis_20_Link" text:visited-style-name="Inhaltsverzeichnis_20_Link">Testing the verification<text:tab/>20</text:a></text:p>
          <text:p text:style-name="P35"><text:a xlink:type="simple" xlink:href="#__RefHeading__32968_1317459676" text:style-name="Inhaltsverzeichnis_20_Link" text:visited-style-name="Inhaltsverzeichnis_20_Link">Show mailinglist description<text:tab/>21</text:a></text:p>
          <text:p text:style-name="P35"><text:a xlink:type="simple" xlink:href="#__RefHeading__32970_1317459676" text:style-name="Inhaltsverzeichnis_20_Link" text:visited-style-name="Inhaltsverzeichnis_20_Link">Length of the description<text:tab/>21</text:a></text:p>
          <text:p text:style-name="P35"><text:a xlink:type="simple" xlink:href="#__RefHeading__47545_794096596" text:style-name="Inhaltsverzeichnis_20_Link" text:visited-style-name="Inhaltsverzeichnis_20_Link">Display disclaimer<text:tab/>22</text:a></text:p>
          <text:p text:style-name="P35"><text:a xlink:type="simple" xlink:href="#__RefHeading__4786_1847411346" text:style-name="Inhaltsverzeichnis_20_Link" text:visited-style-name="Inhaltsverzeichnis_20_Link">Link target<text:line-break/>URL for the disclaimer<text:line-break/>Article<text:line-break/>Menu item<text:tab/>22</text:a></text:p>
          <text:p text:style-name="P35"><text:a xlink:type="simple" xlink:href="#__RefHeading__46946_1969413198" text:style-name="Inhaltsverzeichnis_20_Link" text:visited-style-name="Inhaltsverzeichnis_20_Link">Open disclaimer in current window<text:tab/>22</text:a></text:p>
          <text:p text:style-name="P35"><text:a xlink:type="simple" xlink:href="#__RefHeading__42949_1809025423" text:style-name="Inhaltsverzeichnis_20_Link" text:visited-style-name="Inhaltsverzeichnis_20_Link">Open disclaimer in a popup window<text:tab/>22</text:a></text:p>
          <text:p text:style-name="P35"><text:a xlink:type="simple" xlink:href="#__RefHeading__46821_1391136114" text:style-name="Inhaltsverzeichnis_20_Link" text:visited-style-name="Inhaltsverzeichnis_20_Link">Secure registration form<text:tab/>22</text:a></text:p>
          <text:p text:style-name="P35"><text:a xlink:type="simple" xlink:href="#__RefHeading__46823_1391136114" text:style-name="Inhaltsverzeichnis_20_Link" text:visited-style-name="Inhaltsverzeichnis_20_Link">Question<text:line-break/>Answer<text:tab/>23</text:a></text:p>
          <text:p text:style-name="P25"><text:a xlink:type="simple" xlink:href="#__RefHeading__4788_1847411346" text:style-name="Inhaltsverzeichnis_20_Link" text:visited-style-name="Inhaltsverzeichnis_20_Link">Activation<text:tab/>23</text:a></text:p>
          <text:p text:style-name="P35"><text:a xlink:type="simple" xlink:href="#__RefHeading__4790_1847411346" text:style-name="Inhaltsverzeichnis_20_Link" text:visited-style-name="Inhaltsverzeichnis_20_Link">Title for Activation<text:tab/>23</text:a></text:p>
          <text:p text:style-name="P35"><text:a xlink:type="simple" xlink:href="#__RefHeading__24546_1003309454" text:style-name="Inhaltsverzeichnis_20_Link" text:visited-style-name="Inhaltsverzeichnis_20_Link">Text for Activation<text:tab/>23</text:a></text:p>
          <text:p text:style-name="P35"><text:a xlink:type="simple" xlink:href="#__RefHeading__24548_1003309454" text:style-name="Inhaltsverzeichnis_20_Link" text:visited-style-name="Inhaltsverzeichnis_20_Link">Text Agreement<text:tab/>23</text:a></text:p>
          <text:p text:style-name="P35"><text:a xlink:type="simple" xlink:href="#__RefHeading__4792_1847411346" text:style-name="Inhaltsverzeichnis_20_Link" text:visited-style-name="Inhaltsverzeichnis_20_Link">Activation also to webmaster<text:tab/>24</text:a></text:p>
          <text:p text:style-name="P35"><text:a xlink:type="simple" xlink:href="#__RefHeading__24540_1003309454" text:style-name="Inhaltsverzeichnis_20_Link" text:visited-style-name="Inhaltsverzeichnis_20_Link">Sender name<text:tab/>24</text:a></text:p>
          <text:p text:style-name="P35"><text:a xlink:type="simple" xlink:href="#__RefHeading__24542_1003309454" text:style-name="Inhaltsverzeichnis_20_Link" text:visited-style-name="Inhaltsverzeichnis_20_Link">Mail address of webmaster<text:tab/>24</text:a></text:p>
          <text:p text:style-name="P25"><text:a xlink:type="simple" xlink:href="#__RefHeading__32972_1317459676" text:style-name="Inhaltsverzeichnis_20_Link" text:visited-style-name="Inhaltsverzeichnis_20_Link">Unsubscription<text:tab/>24</text:a></text:p>
          <text:p text:style-name="P35"><text:a xlink:type="simple" xlink:href="#__RefHeading__32974_1317459676" text:style-name="Inhaltsverzeichnis_20_Link" text:visited-style-name="Inhaltsverzeichnis_20_Link">Cancel subscription with one click<text:tab/>24</text:a></text:p>
          <text:p text:style-name="P35"><text:a xlink:type="simple" xlink:href="#__RefHeading__32976_1317459676" text:style-name="Inhaltsverzeichnis_20_Link" text:visited-style-name="Inhaltsverzeichnis_20_Link">Unsubscription also to webmaster<text:tab/>24</text:a></text:p>
          <text:p text:style-name="P35"><text:a xlink:type="simple" xlink:href="#__RefHeading__32978_1317459676" text:style-name="Inhaltsverzeichnis_20_Link" text:visited-style-name="Inhaltsverzeichnis_20_Link">Sender name<text:tab/>24</text:a></text:p>
          <text:p text:style-name="P35"><text:a xlink:type="simple" xlink:href="#__RefHeading__32980_1317459676" text:style-name="Inhaltsverzeichnis_20_Link" text:visited-style-name="Inhaltsverzeichnis_20_Link">Mail address of webmaster<text:tab/>25</text:a></text:p>
          <text:p text:style-name="P25"><text:a xlink:type="simple" xlink:href="#__RefHeading__26890_605602350" text:style-name="Inhaltsverzeichnis_20_Link" text:visited-style-name="Inhaltsverzeichnis_20_Link">Lists View<text:tab/>25</text:a></text:p>
          <text:p text:style-name="P35"><text:a xlink:type="simple" xlink:href="#__RefHeading__86665_718402675" text:style-name="Inhaltsverzeichnis_20_Link" text:visited-style-name="Inhaltsverzeichnis_20_Link">Frontend Layout<text:tab/>25</text:a></text:p>
          <text:p text:style-name="P35"><text:a xlink:type="simple" xlink:href="#__RefHeading__26892_605602350" text:style-name="Inhaltsverzeichnis_20_Link" text:visited-style-name="Inhaltsverzeichnis_20_Link">Search Field<text:tab/>25</text:a></text:p>
          <text:p text:style-name="P35"><text:a xlink:type="simple" xlink:href="#__RefHeading__26894_605602350" text:style-name="Inhaltsverzeichnis_20_Link" text:visited-style-name="Inhaltsverzeichnis_20_Link">Show Date List Filter<text:tab/>25</text:a></text:p>
          <text:p text:style-name="P35"><text:a xlink:type="simple" xlink:href="#__RefHeading__26896_605602350" text:style-name="Inhaltsverzeichnis_20_Link" text:visited-style-name="Inhaltsverzeichnis_20_Link">Show Mailing List Filter<text:line-break/>Show Campaigns Filter<text:line-break/>Show User Groups Filter<text:tab/>26</text:a></text:p>
          <text:p text:style-name="P35"><text:a xlink:type="simple" xlink:href="#__RefHeading__26898_605602350" text:style-name="Inhaltsverzeichnis_20_Link" text:visited-style-name="Inhaltsverzeichnis_20_Link">Show Attachment<text:tab/>26</text:a></text:p>
          <text:p text:style-name="P35"><text:a xlink:type="simple" xlink:href="#__RefHeading__26900_605602350" text:style-name="Inhaltsverzeichnis_20_Link" text:visited-style-name="Inhaltsverzeichnis_20_Link">#Newsletters to List<text:tab/>26</text:a></text:p>
          <text:p text:style-name="P25"><text:a xlink:type="simple" xlink:href="#__RefHeading__26902_605602350" text:style-name="Inhaltsverzeichnis_20_Link" text:visited-style-name="Inhaltsverzeichnis_20_Link">Single View<text:tab/>26</text:a></text:p>
          <text:p text:style-name="P35"><text:a xlink:type="simple" xlink:href="#__RefHeading__86667_718402675" text:style-name="Inhaltsverzeichnis_20_Link" text:visited-style-name="Inhaltsverzeichnis_20_Link">Frontend Layout<text:tab/>26</text:a></text:p>
          <text:p text:style-name="P35"><text:a xlink:type="simple" xlink:href="#__RefHeading__86669_718402675" text:style-name="Inhaltsverzeichnis_20_Link" text:visited-style-name="Inhaltsverzeichnis_20_Link">Show Attachment<text:tab/>26</text:a></text:p>
          <text:p text:style-name="P35"><text:a xlink:type="simple" xlink:href="#__RefHeading__31317_1175948270" text:style-name="Inhaltsverzeichnis_20_Link" text:visited-style-name="Inhaltsverzeichnis_20_Link">Show subject as page title<text:tab/>27</text:a></text:p>
          <text:p text:style-name="P25"><text:soft-page-break/><text:a xlink:type="simple" xlink:href="#__RefHeading__4800_1847411346" text:style-name="Inhaltsverzeichnis_20_Link" text:visited-style-name="Inhaltsverzeichnis_20_Link">Permissions<text:tab/>27</text:a></text:p>
          <text:p text:style-name="P25"><text:a xlink:type="simple" xlink:href="#__RefHeading__29072_582814126" text:style-name="Inhaltsverzeichnis_20_Link" text:visited-style-name="Inhaltsverzeichnis_20_Link">Examples Permissions<text:tab/>28</text:a></text:p>
          <text:p text:style-name="P29"><text:a xlink:type="simple" xlink:href="#__RefHeading__46261_727788380" text:style-name="Inhaltsverzeichnis_20_Link" text:visited-style-name="Inhaltsverzeichnis_20_Link">The Back-end<text:tab/>30</text:a></text:p>
          <text:p text:style-name="P25"><text:a xlink:type="simple" xlink:href="#__RefHeading__47549_794096596" text:style-name="Inhaltsverzeichnis_20_Link" text:visited-style-name="Inhaltsverzeichnis_20_Link">Creating Mailing Lists<text:tab/>30</text:a></text:p>
          <text:p text:style-name="P25"><text:a xlink:type="simple" xlink:href="#__RefHeading__47551_794096596" text:style-name="Inhaltsverzeichnis_20_Link" text:visited-style-name="Inhaltsverzeichnis_20_Link">Enter Subscribers and Test-Recipients<text:tab/>31</text:a></text:p>
          <text:p text:style-name="P25"><text:a xlink:type="simple" xlink:href="#__RefHeading__47553_794096596" text:style-name="Inhaltsverzeichnis_20_Link" text:visited-style-name="Inhaltsverzeichnis_20_Link">Creating or Editing Newsletters<text:tab/>33</text:a></text:p>
          <text:p text:style-name="P35"><text:a xlink:type="simple" xlink:href="#__RefHeading__47557_794096596" text:style-name="Inhaltsverzeichnis_20_Link" text:visited-style-name="Inhaltsverzeichnis_20_Link">Tab General Information<text:tab/>34</text:a></text:p>
          <text:p text:style-name="P35"><text:a xlink:type="simple" xlink:href="#__RefHeading__47559_794096596" text:style-name="Inhaltsverzeichnis_20_Link" text:visited-style-name="Inhaltsverzeichnis_20_Link">Tab HTML newsletter<text:tab/>38</text:a></text:p>
          <text:p text:style-name="P34"><text:a xlink:type="simple" xlink:href="#__RefHeading__47561_794096596" text:style-name="Inhaltsverzeichnis_20_Link" text:visited-style-name="Inhaltsverzeichnis_20_Link">Personalisation<text:tab/>38</text:a></text:p>
          <text:p text:style-name="P35"><text:a xlink:type="simple" xlink:href="#__RefHeading__47563_794096596" text:style-name="Inhaltsverzeichnis_20_Link" text:visited-style-name="Inhaltsverzeichnis_20_Link">Tab Text newsletter<text:tab/>38</text:a></text:p>
          <text:p text:style-name="P35"><text:a xlink:type="simple" xlink:href="#__RefHeading__47565_794096596" text:style-name="Inhaltsverzeichnis_20_Link" text:visited-style-name="Inhaltsverzeichnis_20_Link">Tab Preview<text:tab/>38</text:a></text:p>
          <text:p text:style-name="P35"><text:a xlink:type="simple" xlink:href="#__RefHeading__47567_794096596" text:style-name="Inhaltsverzeichnis_20_Link" text:visited-style-name="Inhaltsverzeichnis_20_Link">Tab Send<text:tab/>39</text:a></text:p>
          <text:p text:style-name="P35"><text:a xlink:type="simple" xlink:href="#__RefHeading__51349_620792192" text:style-name="Inhaltsverzeichnis_20_Link" text:visited-style-name="Inhaltsverzeichnis_20_Link">Tab Queue<text:tab/>40</text:a></text:p>
          <text:p text:style-name="P35"><text:a xlink:type="simple" xlink:href="#__RefHeading__4802_1847411346" text:style-name="Inhaltsverzeichnis_20_Link" text:visited-style-name="Inhaltsverzeichnis_20_Link">Button Send<text:tab/>41</text:a></text:p>
          <text:p text:style-name="P35"><text:a xlink:type="simple" xlink:href="#__RefHeading__47569_794096596" text:style-name="Inhaltsverzeichnis_20_Link" text:visited-style-name="Inhaltsverzeichnis_20_Link">Sent newsletters<text:tab/>41</text:a></text:p>
          <text:p text:style-name="P25"><text:a xlink:type="simple" xlink:href="#__RefHeading__47571_794096596" text:style-name="Inhaltsverzeichnis_20_Link" text:visited-style-name="Inhaltsverzeichnis_20_Link">Creating Menu Entries For The Front-end<text:tab/>43</text:a></text:p>
          <text:p text:style-name="P35"><text:a xlink:type="simple" xlink:href="#__RefHeading__26906_605602350" text:style-name="Inhaltsverzeichnis_20_Link" text:visited-style-name="Inhaltsverzeichnis_20_Link">Newsletter registration<text:tab/>44</text:a></text:p>
          <text:p text:style-name="P35"><text:a xlink:type="simple" xlink:href="#__RefHeading__26908_605602350" text:style-name="Inhaltsverzeichnis_20_Link" text:visited-style-name="Inhaltsverzeichnis_20_Link">Edit newsletter subscription<text:tab/>44</text:a></text:p>
          <text:p text:style-name="P35"><text:a xlink:type="simple" xlink:href="#__RefHeading__26910_605602350" text:style-name="Inhaltsverzeichnis_20_Link" text:visited-style-name="Inhaltsverzeichnis_20_Link">Published newsletters (single view)<text:tab/>44</text:a></text:p>
          <text:p text:style-name="P35"><text:a xlink:type="simple" xlink:href="#__RefHeading__26912_605602350" text:style-name="Inhaltsverzeichnis_20_Link" text:visited-style-name="Inhaltsverzeichnis_20_Link">Published newsletters (overview)<text:tab/>44</text:a></text:p>
          <text:p text:style-name="P34"><text:a xlink:type="simple" xlink:href="#__RefHeading__26914_605602350" text:style-name="Inhaltsverzeichnis_20_Link" text:visited-style-name="Inhaltsverzeichnis_20_Link">Constraints<text:tab/>45</text:a></text:p>
          <text:p text:style-name="P34"><text:a xlink:type="simple" xlink:href="#__RefHeading__26916_605602350" text:style-name="Inhaltsverzeichnis_20_Link" text:visited-style-name="Inhaltsverzeichnis_20_Link">Check access<text:tab/>46</text:a></text:p>
          <text:p text:style-name="P34"><text:a xlink:type="simple" xlink:href="#__RefHeading__26918_605602350" text:style-name="Inhaltsverzeichnis_20_Link" text:visited-style-name="Inhaltsverzeichnis_20_Link">Recipient selection<text:tab/>46</text:a></text:p>
          <text:p text:style-name="P34"><text:a xlink:type="simple" xlink:href="#__RefHeading__26920_605602350" text:style-name="Inhaltsverzeichnis_20_Link" text:visited-style-name="Inhaltsverzeichnis_20_Link">Campaign selection<text:tab/>46</text:a></text:p>
          <text:p text:style-name="P29"><text:a xlink:type="simple" xlink:href="#__RefHeading__46145_727788380" text:style-name="Inhaltsverzeichnis_20_Link" text:visited-style-name="Inhaltsverzeichnis_20_Link">The Front-end<text:tab/>47</text:a></text:p>
          <text:p text:style-name="P25"><text:a xlink:type="simple" xlink:href="#__RefHeading__48502_366451164" text:style-name="Inhaltsverzeichnis_20_Link" text:visited-style-name="Inhaltsverzeichnis_20_Link">Edit newsletter subscription<text:tab/>47</text:a></text:p>
          <text:p text:style-name="P29"><text:a xlink:type="simple" xlink:href="#__RefHeading__46253_727788380" text:style-name="Inhaltsverzeichnis_20_Link" text:visited-style-name="Inhaltsverzeichnis_20_Link">Advanced Use<text:tab/>49</text:a></text:p>
          <text:p text:style-name="P25"><text:a xlink:type="simple" xlink:href="#__RefHeading__47697_794096596" text:style-name="Inhaltsverzeichnis_20_Link" text:visited-style-name="Inhaltsverzeichnis_20_Link">Campaigns<text:tab/>49</text:a></text:p>
          <text:p text:style-name="P25"><text:a xlink:type="simple" xlink:href="#__RefHeading__49724_1319260215" text:style-name="Inhaltsverzeichnis_20_Link" text:visited-style-name="Inhaltsverzeichnis_20_Link">Import and Export<text:tab/>49</text:a></text:p>
          <text:p text:style-name="P35"><text:a xlink:type="simple" xlink:href="#__RefHeading__49726_1319260215" text:style-name="Inhaltsverzeichnis_20_Link" text:visited-style-name="Inhaltsverzeichnis_20_Link">Import Subscribers<text:tab/>50</text:a></text:p>
          <text:p text:style-name="P35"><text:a xlink:type="simple" xlink:href="#__RefHeading__26922_605602350" text:style-name="Inhaltsverzeichnis_20_Link" text:visited-style-name="Inhaltsverzeichnis_20_Link">Surest Strategy To Import CSV Files<text:tab/>52</text:a></text:p>
          <text:p text:style-name="P35"><text:a xlink:type="simple" xlink:href="#__RefHeading__47701_794096596" text:style-name="Inhaltsverzeichnis_20_Link" text:visited-style-name="Inhaltsverzeichnis_20_Link">Export Subscribers<text:tab/>52</text:a></text:p>
          <text:p text:style-name="P25"><text:a xlink:type="simple" xlink:href="#__RefHeading__30983_605602350" text:style-name="Inhaltsverzeichnis_20_Link" text:visited-style-name="Inhaltsverzeichnis_20_Link">Batch Processing at Subscribers<text:tab/>53</text:a></text:p>
          <text:p text:style-name="P25"><text:a xlink:type="simple" xlink:href="#__RefHeading__47703_794096596" text:style-name="Inhaltsverzeichnis_20_Link" text:visited-style-name="Inhaltsverzeichnis_20_Link">Archive and Restore<text:tab/>54</text:a></text:p>
          <text:p text:style-name="P35"><text:a xlink:type="simple" xlink:href="#__RefHeading__49469_1372490054" text:style-name="Inhaltsverzeichnis_20_Link" text:visited-style-name="Inhaltsverzeichnis_20_Link">Delete<text:tab/>54</text:a></text:p>
          <text:p text:style-name="P35"><text:a xlink:type="simple" xlink:href="#__RefHeading__26924_605602350" text:style-name="Inhaltsverzeichnis_20_Link" text:visited-style-name="Inhaltsverzeichnis_20_Link">Check-In<text:tab/>54</text:a></text:p>
          <text:p text:style-name="P29"><text:a xlink:type="simple" xlink:href="#__RefHeading__24550_1003309454" text:style-name="Inhaltsverzeichnis_20_Link" text:visited-style-name="Inhaltsverzeichnis_20_Link">Adjust The Look In The Front-end<text:tab/>56</text:a></text:p>
          <text:p text:style-name="P29"><text:a xlink:type="simple" xlink:href="#__RefHeading__62224_1130774621" text:style-name="Inhaltsverzeichnis_20_Link" text:visited-style-name="Inhaltsverzeichnis_20_Link">Templates - Adjusting the appearance of a newsletter<text:tab/>58</text:a></text:p>
          <text:p text:style-name="P25"><text:soft-page-break/><text:a xlink:type="simple" xlink:href="#__RefHeading__44863_1499710416" text:style-name="Inhaltsverzeichnis_20_Link" text:visited-style-name="Inhaltsverzeichnis_20_Link">Install Templates<text:tab/>59</text:a></text:p>
          <text:p text:style-name="P25"><text:a xlink:type="simple" xlink:href="#__RefHeading__32982_1317459676" text:style-name="Inhaltsverzeichnis_20_Link" text:visited-style-name="Inhaltsverzeichnis_20_Link">Export templates<text:tab/>59</text:a></text:p>
          <text:p text:style-name="P25"><text:a xlink:type="simple" xlink:href="#__RefHeading__62226_1130774621" text:style-name="Inhaltsverzeichnis_20_Link" text:visited-style-name="Inhaltsverzeichnis_20_Link">Standard Templates<text:tab/>60</text:a></text:p>
          <text:p text:style-name="P35"><text:a xlink:type="simple" xlink:href="#__RefHeading__55858_1036753469" text:style-name="Inhaltsverzeichnis_20_Link" text:visited-style-name="Inhaltsverzeichnis_20_Link">Tab Generals<text:tab/>60</text:a></text:p>
          <text:p text:style-name="P35"><text:a xlink:type="simple" xlink:href="#__RefHeading__55860_1036753469" text:style-name="Inhaltsverzeichnis_20_Link" text:visited-style-name="Inhaltsverzeichnis_20_Link">Tab Header<text:tab/>61</text:a></text:p>
          <text:p text:style-name="P35"><text:a xlink:type="simple" xlink:href="#__RefHeading__55862_1036753469" text:style-name="Inhaltsverzeichnis_20_Link" text:visited-style-name="Inhaltsverzeichnis_20_Link">Tab Intro<text:tab/>61</text:a></text:p>
          <text:p text:style-name="P35"><text:a xlink:type="simple" xlink:href="#__RefHeading__55864_1036753469" text:style-name="Inhaltsverzeichnis_20_Link" text:visited-style-name="Inhaltsverzeichnis_20_Link">Tab Articles<text:tab/>61</text:a></text:p>
          <text:p text:style-name="P35"><text:a xlink:type="simple" xlink:href="#__RefHeading__55866_1036753469" text:style-name="Inhaltsverzeichnis_20_Link" text:visited-style-name="Inhaltsverzeichnis_20_Link">Tab Footer<text:tab/>62</text:a></text:p>
          <text:p text:style-name="P25"><text:a xlink:type="simple" xlink:href="#__RefHeading__55868_1036753469" text:style-name="Inhaltsverzeichnis_20_Link" text:visited-style-name="Inhaltsverzeichnis_20_Link">Free Templates<text:tab/>62</text:a></text:p>
          <text:p text:style-name="P35"><text:a xlink:type="simple" xlink:href="#__RefHeading__55870_1036753469" text:style-name="Inhaltsverzeichnis_20_Link" text:visited-style-name="Inhaltsverzeichnis_20_Link">Tab Generals<text:tab/>62</text:a></text:p>
          <text:p text:style-name="P35"><text:a xlink:type="simple" xlink:href="#__RefHeading__55872_1036753469" text:style-name="Inhaltsverzeichnis_20_Link" text:visited-style-name="Inhaltsverzeichnis_20_Link">Tab Template CSS<text:tab/>63</text:a></text:p>
          <text:p text:style-name="P35"><text:a xlink:type="simple" xlink:href="#__RefHeading__55874_1036753469" text:style-name="Inhaltsverzeichnis_20_Link" text:visited-style-name="Inhaltsverzeichnis_20_Link">Tab Template HTML/Template Text<text:tab/>63</text:a></text:p>
          <text:p text:style-name="P29"><text:a xlink:type="simple" xlink:href="#__RefHeading__4804_1847411346" text:style-name="Inhaltsverzeichnis_20_Link" text:visited-style-name="Inhaltsverzeichnis_20_Link">Maintenance<text:tab/>64</text:a></text:p>
          <text:p text:style-name="P25"><text:a xlink:type="simple" xlink:href="#__RefHeading__4806_1847411346" text:style-name="Inhaltsverzeichnis_20_Link" text:visited-style-name="Inhaltsverzeichnis_20_Link">Check and repair tables<text:tab/>64</text:a></text:p>
          <text:p text:style-name="P25"><text:a xlink:type="simple" xlink:href="#__RefHeading__4808_1847411346" text:style-name="Inhaltsverzeichnis_20_Link" text:visited-style-name="Inhaltsverzeichnis_20_Link">Save tables<text:tab/>65</text:a></text:p>
          <text:p text:style-name="P25"><text:a xlink:type="simple" xlink:href="#__RefHeading__4810_1847411346" text:style-name="Inhaltsverzeichnis_20_Link" text:visited-style-name="Inhaltsverzeichnis_20_Link">Restore tables<text:tab/>66</text:a></text:p>
          <text:p text:style-name="P25"><text:a xlink:type="simple" xlink:href="#__RefHeading__4812_1847411346" text:style-name="Inhaltsverzeichnis_20_Link" text:visited-style-name="Inhaltsverzeichnis_20_Link">Migration of BwPostman to another Joomla!® Installation?<text:tab/>67</text:a></text:p>
          <text:p text:style-name="P29"><text:a xlink:type="simple" xlink:href="#__RefHeading__32986_1317459676" text:style-name="Inhaltsverzeichnis_20_Link" text:visited-style-name="Inhaltsverzeichnis_20_Link">Modules<text:tab/>68</text:a></text:p>
          <text:p text:style-name="P25"><text:a xlink:type="simple" xlink:href="#__RefHeading__32988_1317459676" text:style-name="Inhaltsverzeichnis_20_Link" text:visited-style-name="Inhaltsverzeichnis_20_Link">BwPostman Module<text:tab/>68</text:a></text:p>
          <text:p text:style-name="P35"><text:a xlink:type="simple" xlink:href="#__RefHeading__32990_1317459676" text:style-name="Inhaltsverzeichnis_20_Link" text:visited-style-name="Inhaltsverzeichnis_20_Link">Mailing list selection <text:tab/>68</text:a></text:p>
          <text:p text:style-name="P35"><text:a xlink:type="simple" xlink:href="#__RefHeading__32992_1317459676" text:style-name="Inhaltsverzeichnis_20_Link" text:visited-style-name="Inhaltsverzeichnis_20_Link">Settings for the registration form <text:tab/>68</text:a></text:p>
          <text:p text:style-name="P25"><text:a xlink:type="simple" xlink:href="#__RefHeading__32994_1317459676" text:style-name="Inhaltsverzeichnis_20_Link" text:visited-style-name="Inhaltsverzeichnis_20_Link">BwPostman Overview Module<text:tab/>69</text:a></text:p>
          <text:p text:style-name="P29"><text:a xlink:type="simple" xlink:href="#__RefHeading__17036_1237669351" text:style-name="Inhaltsverzeichnis_20_Link" text:visited-style-name="Inhaltsverzeichnis_20_Link">Plugins<text:tab/>70</text:a></text:p>
          <text:p text:style-name="P25"><text:a xlink:type="simple" xlink:href="#__RefHeading__17038_1237669351" text:style-name="Inhaltsverzeichnis_20_Link" text:visited-style-name="Inhaltsverzeichnis_20_Link">Enhanced personalization<text:tab/>70</text:a></text:p>
          <text:p text:style-name="P25"><text:a xlink:type="simple" xlink:href="#__RefHeading__17040_1237669351" text:style-name="Inhaltsverzeichnis_20_Link" text:visited-style-name="Inhaltsverzeichnis_20_Link">User2Subscriber<text:tab/>71</text:a></text:p>
          <text:p text:style-name="P35"><text:a xlink:type="simple" xlink:href="#__RefHeading__17042_1237669351" text:style-name="Inhaltsverzeichnis_20_Link" text:visited-style-name="Inhaltsverzeichnis_20_Link">Plugin activated<text:tab/>71</text:a></text:p>
          <text:p text:style-name="P35"><text:a xlink:type="simple" xlink:href="#__RefHeading__17044_1237669351" text:style-name="Inhaltsverzeichnis_20_Link" text:visited-style-name="Inhaltsverzeichnis_20_Link">Options<text:tab/>71</text:a></text:p>
          <text:p text:style-name="P25"><text:a xlink:type="simple" xlink:href="#__RefHeading__46433_1740285367" text:style-name="Inhaltsverzeichnis_20_Link" text:visited-style-name="Inhaltsverzeichnis_20_Link">FooterUsedMailinglists<text:tab/>73</text:a></text:p>
          <text:p text:style-name="P25"><text:a xlink:type="simple" xlink:href="#__RefHeading__86671_718402675" text:style-name="Inhaltsverzeichnis_20_Link" text:visited-style-name="Inhaltsverzeichnis_20_Link">Newsletter Content<text:tab/>74</text:a></text:p>
          <text:p text:style-name="P25"><text:a xlink:type="simple" xlink:href="#__RefHeading__86673_718402675" text:style-name="Inhaltsverzeichnis_20_Link" text:visited-style-name="Inhaltsverzeichnis_20_Link">BwPostman TimeControl<text:tab/>75</text:a></text:p>
          <text:p text:style-name="P35"><text:a xlink:type="simple" xlink:href="#__RefHeading__46437_1740285367" text:style-name="Inhaltsverzeichnis_20_Link" text:visited-style-name="Inhaltsverzeichnis_20_Link">Configuration<text:tab/>75</text:a></text:p>
          <text:p text:style-name="P35"><text:a xlink:type="simple" xlink:href="#__RefHeading__46439_1740285367" text:style-name="Inhaltsverzeichnis_20_Link" text:visited-style-name="Inhaltsverzeichnis_20_Link">Activate the automation<text:tab/>76</text:a></text:p>
          <text:p text:style-name="P35"><text:a xlink:type="simple" xlink:href="#__RefHeading__46441_1740285367" text:style-name="Inhaltsverzeichnis_20_Link" text:visited-style-name="Inhaltsverzeichnis_20_Link">Set sending time<text:tab/>76</text:a></text:p>
          <text:p text:style-name="P35"><text:a xlink:type="simple" xlink:href="#__RefHeading__46443_1740285367" text:style-name="Inhaltsverzeichnis_20_Link" text:visited-style-name="Inhaltsverzeichnis_20_Link">Advanced Information<text:tab/>76</text:a></text:p>
          <text:p text:style-name="P29"><text:a xlink:type="simple" xlink:href="#__RefHeading__32996_1317459676" text:style-name="Inhaltsverzeichnis_20_Link" text:visited-style-name="Inhaltsverzeichnis_20_Link">Warning messages<text:tab/>78</text:a></text:p>
          <text:p text:style-name="P29"><text:a xlink:type="simple" xlink:href="#__RefHeading__32998_1317459676" text:style-name="Inhaltsverzeichnis_20_Link" text:visited-style-name="Inhaltsverzeichnis_20_Link">Appendix<text:tab/>79</text:a></text:p>
          <text:p text:style-name="P25"><text:a xlink:type="simple" xlink:href="#__RefHeading__48904_545646423" text:style-name="Inhaltsverzeichnis_20_Link" text:visited-style-name="Inhaltsverzeichnis_20_Link">GNU Free Documentation License<text:tab/>79</text:a></text:p>
          <text:p text:style-name="P35"><text:soft-page-break/><text:a xlink:type="simple" xlink:href="#__RefHeading__48437_366451164" text:style-name="Inhaltsverzeichnis_20_Link" text:visited-style-name="Inhaltsverzeichnis_20_Link">0PREAMBLE<text:tab/>79</text:a></text:p>
          <text:p text:style-name="P35"><text:a xlink:type="simple" xlink:href="#__RefHeading__48439_366451164" text:style-name="Inhaltsverzeichnis_20_Link" text:visited-style-name="Inhaltsverzeichnis_20_Link">1APPLICABILITY AND DEFINITIONS<text:tab/>79</text:a></text:p>
          <text:p text:style-name="P35"><text:a xlink:type="simple" xlink:href="#__RefHeading__48441_366451164" text:style-name="Inhaltsverzeichnis_20_Link" text:visited-style-name="Inhaltsverzeichnis_20_Link">2VERBATIM COPYING<text:tab/>81</text:a></text:p>
          <text:p text:style-name="P35"><text:a xlink:type="simple" xlink:href="#__RefHeading__48443_366451164" text:style-name="Inhaltsverzeichnis_20_Link" text:visited-style-name="Inhaltsverzeichnis_20_Link">3COPYING IN QUANTITY<text:tab/>82</text:a></text:p>
          <text:p text:style-name="P35"><text:a xlink:type="simple" xlink:href="#__RefHeading__48445_366451164" text:style-name="Inhaltsverzeichnis_20_Link" text:visited-style-name="Inhaltsverzeichnis_20_Link">4MODIFICATIONS<text:tab/>82</text:a></text:p>
          <text:p text:style-name="P35"><text:a xlink:type="simple" xlink:href="#__RefHeading__48447_366451164" text:style-name="Inhaltsverzeichnis_20_Link" text:visited-style-name="Inhaltsverzeichnis_20_Link">5COMBINING DOCUMENTS<text:tab/>84</text:a></text:p>
          <text:p text:style-name="P35"><text:a xlink:type="simple" xlink:href="#__RefHeading__48449_366451164" text:style-name="Inhaltsverzeichnis_20_Link" text:visited-style-name="Inhaltsverzeichnis_20_Link">6COLLECTIONS OF DOCUMENTS<text:tab/>85</text:a></text:p>
          <text:p text:style-name="P35"><text:a xlink:type="simple" xlink:href="#__RefHeading__48451_366451164" text:style-name="Inhaltsverzeichnis_20_Link" text:visited-style-name="Inhaltsverzeichnis_20_Link">7AGGREGATION WITH INDEPENDENT WORKS<text:tab/>85</text:a></text:p>
          <text:p text:style-name="P35"><text:a xlink:type="simple" xlink:href="#__RefHeading__48453_366451164" text:style-name="Inhaltsverzeichnis_20_Link" text:visited-style-name="Inhaltsverzeichnis_20_Link">8TRANSLATION<text:tab/>85</text:a></text:p>
          <text:p text:style-name="P35"><text:a xlink:type="simple" xlink:href="#__RefHeading__48455_366451164" text:style-name="Inhaltsverzeichnis_20_Link" text:visited-style-name="Inhaltsverzeichnis_20_Link">9TERMINATION<text:tab/>86</text:a></text:p>
          <text:p text:style-name="P35"><text:a xlink:type="simple" xlink:href="#__RefHeading__48457_366451164" text:style-name="Inhaltsverzeichnis_20_Link" text:visited-style-name="Inhaltsverzeichnis_20_Link">10FUTURE REVISIONS OF THIS LICENSE<text:tab/>86</text:a></text:p>
          <text:p text:style-name="P35"><text:a xlink:type="simple" xlink:href="#__RefHeading__48459_366451164" text:style-name="Inhaltsverzeichnis_20_Link" text:visited-style-name="Inhaltsverzeichnis_20_Link">11RELICENSING<text:tab/>87</text:a></text:p>
          <text:p text:style-name="P25"><text:a xlink:type="simple" xlink:href="#__RefHeading__57056_1614059384" text:style-name="Inhaltsverzeichnis_20_Link" text:visited-style-name="Inhaltsverzeichnis_20_Link">GNU GENERAL PUBLIC LICENSE<text:tab/>88</text:a></text:p>
          <text:p text:style-name="P35"><text:a xlink:type="simple" xlink:href="#__RefHeading__54249_1614059384" text:style-name="Inhaltsverzeichnis_20_Link" text:visited-style-name="Inhaltsverzeichnis_20_Link">Preamble<text:tab/>88</text:a></text:p>
          <text:p text:style-name="P35"><text:a xlink:type="simple" xlink:href="#__RefHeading__54251_1614059384" text:style-name="Inhaltsverzeichnis_20_Link" text:visited-style-name="Inhaltsverzeichnis_20_Link">TERMS AND CONDITIONS<text:tab/>89</text:a></text:p>
          <text:p text:style-name="P34"><text:a xlink:type="simple" xlink:href="#__RefHeading__54253_1614059384" text:style-name="Inhaltsverzeichnis_20_Link" text:visited-style-name="Inhaltsverzeichnis_20_Link">0. Definitions.<text:tab/>89</text:a></text:p>
          <text:p text:style-name="P34"><text:a xlink:type="simple" xlink:href="#__RefHeading__54255_1614059384" text:style-name="Inhaltsverzeichnis_20_Link" text:visited-style-name="Inhaltsverzeichnis_20_Link">1. Source Code.<text:tab/>90</text:a></text:p>
          <text:p text:style-name="P34"><text:a xlink:type="simple" xlink:href="#__RefHeading__54257_1614059384" text:style-name="Inhaltsverzeichnis_20_Link" text:visited-style-name="Inhaltsverzeichnis_20_Link">2. Basic Permissions.<text:tab/>91</text:a></text:p>
          <text:p text:style-name="P34"><text:a xlink:type="simple" xlink:href="#__RefHeading__54259_1614059384" text:style-name="Inhaltsverzeichnis_20_Link" text:visited-style-name="Inhaltsverzeichnis_20_Link">3. Protecting Users' Legal Rights From Anti-Circumvention Law.<text:tab/>91</text:a></text:p>
          <text:p text:style-name="P34"><text:a xlink:type="simple" xlink:href="#__RefHeading__54261_1614059384" text:style-name="Inhaltsverzeichnis_20_Link" text:visited-style-name="Inhaltsverzeichnis_20_Link">4. Conveying Verbatim Copies.<text:tab/>92</text:a></text:p>
          <text:p text:style-name="P34"><text:a xlink:type="simple" xlink:href="#__RefHeading__54263_1614059384" text:style-name="Inhaltsverzeichnis_20_Link" text:visited-style-name="Inhaltsverzeichnis_20_Link">5. Conveying Modified Source Versions.<text:tab/>92</text:a></text:p>
          <text:p text:style-name="P34"><text:a xlink:type="simple" xlink:href="#__RefHeading__54265_1614059384" text:style-name="Inhaltsverzeichnis_20_Link" text:visited-style-name="Inhaltsverzeichnis_20_Link">6. Conveying Non-Source Forms.<text:tab/>93</text:a></text:p>
          <text:p text:style-name="P34"><text:a xlink:type="simple" xlink:href="#__RefHeading__54267_1614059384" text:style-name="Inhaltsverzeichnis_20_Link" text:visited-style-name="Inhaltsverzeichnis_20_Link">7. Additional Terms.<text:tab/>95</text:a></text:p>
          <text:p text:style-name="P34"><text:a xlink:type="simple" xlink:href="#__RefHeading__54269_1614059384" text:style-name="Inhaltsverzeichnis_20_Link" text:visited-style-name="Inhaltsverzeichnis_20_Link">8. Termination.<text:tab/>96</text:a></text:p>
          <text:p text:style-name="P34"><text:a xlink:type="simple" xlink:href="#__RefHeading__54271_1614059384" text:style-name="Inhaltsverzeichnis_20_Link" text:visited-style-name="Inhaltsverzeichnis_20_Link">9. Acceptance Not Required for Having Copies.<text:tab/>96</text:a></text:p>
          <text:p text:style-name="P34"><text:a xlink:type="simple" xlink:href="#__RefHeading__54273_1614059384" text:style-name="Inhaltsverzeichnis_20_Link" text:visited-style-name="Inhaltsverzeichnis_20_Link">10. Automatic Licensing of Downstream Recipients.<text:tab/>97</text:a></text:p>
          <text:p text:style-name="P34"><text:a xlink:type="simple" xlink:href="#__RefHeading__54275_1614059384" text:style-name="Inhaltsverzeichnis_20_Link" text:visited-style-name="Inhaltsverzeichnis_20_Link">11. Patents.<text:tab/>97</text:a></text:p>
          <text:p text:style-name="P34"><text:a xlink:type="simple" xlink:href="#__RefHeading__54277_1614059384" text:style-name="Inhaltsverzeichnis_20_Link" text:visited-style-name="Inhaltsverzeichnis_20_Link">12. No Surrender of Others' Freedom.<text:tab/>99</text:a></text:p>
          <text:p text:style-name="P34"><text:a xlink:type="simple" xlink:href="#__RefHeading__54279_1614059384" text:style-name="Inhaltsverzeichnis_20_Link" text:visited-style-name="Inhaltsverzeichnis_20_Link">13. Use with the GNU Affero General Public License.<text:tab/>99</text:a></text:p>
          <text:p text:style-name="P34"><text:a xlink:type="simple" xlink:href="#__RefHeading__54281_1614059384" text:style-name="Inhaltsverzeichnis_20_Link" text:visited-style-name="Inhaltsverzeichnis_20_Link">14. Revised Versions of this License.<text:tab/>99</text:a></text:p>
          <text:p text:style-name="P34"><text:a xlink:type="simple" xlink:href="#__RefHeading__54283_1614059384" text:style-name="Inhaltsverzeichnis_20_Link" text:visited-style-name="Inhaltsverzeichnis_20_Link">15. Disclaimer of Warranty.<text:tab/>100</text:a></text:p>
          <text:p text:style-name="P34"><text:a xlink:type="simple" xlink:href="#__RefHeading__54285_1614059384" text:style-name="Inhaltsverzeichnis_20_Link" text:visited-style-name="Inhaltsverzeichnis_20_Link">16. Limitation of Liability.<text:tab/>100</text:a></text:p>
          <text:p text:style-name="P34"><text:a xlink:type="simple" xlink:href="#__RefHeading__54287_1614059384" text:style-name="Inhaltsverzeichnis_20_Link" text:visited-style-name="Inhaltsverzeichnis_20_Link">17. Interpretation of Sections 15 and 16.<text:tab/>100</text:a></text:p>
        </text:index-body>
      </text:table-of-content>
      <text:list xml:id="list6612725870016930867"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6">®</text:span> 3.3.6. The versions until 1.0.8.2 of BwPostman also work with Joomla!<text:span text:style-name="T6">®</text:span> 2.5.16.</text:p>
      <text:p text:style-name="Text_20_body">BwPostman main features:</text:p>
      <text:list xml:id="list1453850577639617390" text:style-name="List_20_1">
        <text:list-item>
          <text:p text:style-name="P36">You can compose the content of the newsletter with free text and articles that are already written in Joomla!<text:span text:style-name="T6">®</text:span>.</text:p>
        </text:list-item>
        <text:list-item>
          <text:p text:style-name="P36">You can use selected content plugins at articles of Joomla!<text:span text:style-name="T6">®</text:span> in Your newsletter.</text:p>
        </text:list-item>
        <text:list-item>
          <text:p text:style-name="P36">The newsletters can be personalized.</text:p>
        </text:list-item>
        <text:list-item>
          <text:p text:style-name="P36">In BwPostman you can create as many mailing lists as you want and so you can get different mailing lists for every thinkable constellation of recipients (guests, registered users, issue...). </text:p>
        </text:list-item>
        <text:list-item>
          <text:p text:style-name="P36">BwPostman always generates the newsletter in HTML and in text format.</text:p>
        </text:list-item>
        <text:list-item>
          <text:p text:style-name="P36">Extensive template system for easily adjusting the appearance of newsletters. Provided templates may be copied and adjusted or you can create completely free templates for the newsletters (very big thanks to Karl Klostermann!).</text:p>
        </text:list-item>
        <text:list-item>
          <text:p text:style-name="P36">The campaign manager in BwPostman enables you to combine newsletters to a campaign that belongs together.</text:p>
        </text:list-item>
        <text:list-item>
          <text:p text:style-name="P36">You can import subscribers from a CSV- or XML-file. So you can e.g. export the address book from a mail program and import it in BwPostman. Export of subscribers is also possible.</text:p>
        </text:list-item>
        <text:list-item>
          <text:p text:style-name="P36">You can archive subscribers, newsletters, mailing lists, campaigns and templates and restore it from the archive.</text:p>
        </text:list-item>
        <text:list-item>
          <text:p text:style-name="P36">A special property is the possibility to adjust, how many mails will be sent at once. The delay is adjustable.</text:p>
        </text:list-item>
        <text:list-item>
          <text:p text:style-name="P36">Sending of up to 20 attachments with the newsletter.</text:p>
        </text:list-item>
        <text:list-item>
          <text:p text:style-name="P36">Module for newsletter subscription.</text:p>
        </text:list-item>
        <text:list-item>
          <text:p text:style-name="P36">Module for monthly overview of newsletters in front end with many and varied options.</text:p>
        </text:list-item>
        <text:list-item>
          <text:p text:style-name="P36">For the front end predefined CSS styles may be overridden by self-defined CSS file.</text:p>
        </text:list-item>
        <text:list-item>
          <text:p text:style-name="P36"><text:soft-page-break/>User-defined texts for activation mail and legal informations.</text:p>
        </text:list-item>
        <text:list-item>
          <text:p text:style-name="P36">Webmaster or another person may be informed per mail at each confirmation or unsubscription.</text:p>
        </text:list-item>
        <text:list-item>
          <text:p text:style-name="P50">Author and created date of articles of Joomla!<text:span text:style-name="T6">®</text:span> may be deselected in settings.</text:p>
        </text:list-item>
        <text:list-item>
          <text:p text:style-name="P50">Arrangements against subscriptions by robots with a simple maths task or as user defined question, adjustable in settings.</text:p>
        </text:list-item>
        <text:list-item>
          <text:p text:style-name="P50">Tables of BwPostman can be saved and restored.</text:p>
        </text:list-item>
        <text:list-item>
          <text:p text:style-name="P50">Tables of BwPostman can be checked and repaired.</text:p>
        </text:list-item>
        <text:list-item>
          <text:p text:style-name="P50">Newsletter templates can be exported and imported.</text:p>
        </text:list-item>
        <text:list-item>
          <text:p text:style-name="P50">Information of subscriber details can be printed (GDPR).</text:p>
        </text:list-item>
        <text:list-item>
          <text:p text:style-name="P50">Migration to another Joomla!<text:span text:style-name="T6">®</text:span> Installation is possible conditionally.</text:p>
        </text:list-item>
      </text:list>
      <text:p text:style-name="Text_20_body">The download of the package includes:</text:p>
      <text:list xml:id="list5924084520413280119" text:style-name="L1">
        <text:list-item>
          <text:p text:style-name="P37">The basic component BwPostman,</text:p>
        </text:list-item>
        <text:list-item>
          <text:p text:style-name="P37">a module for registration to the newsletter system to show at a module position; it may use the settings of the component or its own settings, </text:p>
        </text:list-item>
        <text:list-item>
          <text:p text:style-name="P37">a module to show the number of sent newsletters per month for selected recipients or campaigns,</text:p>
        </text:list-item>
        <text:list-item>
          <text:p text:style-name="P37">a plugin for enhanced personalization,</text:p>
        </text:list-item>
        <text:list-item>
          <text:p text:style-name="P51">a plugin for subscription to the newsletter while an account for the website is created.</text:p>
        </text:list-item>
      </text:list>
      <text:p text:style-name="Text_20_body">The package of BwPostman can be installed as usual by the installer of Joomla!<text:span text:style-name="T6">®</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6">®</text:span>-Users. Experts in Joomla!<text:span text:style-name="T6">®</text:span> may overlook the very detailed descriptions.</text:p>
      <text:p text:style-name="Text_20_body"><text:soft-page-break/>The main idea of BwPostman is based on the component mkPostman, which is no longer supported and maintained by their developers after Joomla!<text:span text:style-name="T6">® </text:span>1.5.</text:p>
      <text:p text:style-name="Text_20_body">In comparison to the predecessors BwPostman in version 1.0.1 is mainly rewritten. The code is adapted to the new API, reduced and many internal processes are simplified. With version 1.1.0 the support of Joomla!<text:span text:style-name="T6">® </text:span>2.5 was dropped. The code could be slimmed down, filtering and searching in back end is obviously improved with the possibilities of <text:s/>Joomla!<text:span text:style-name="T6">®</text:span> 3.</text:p>
      <text:list xml:id="list699011555" text:continue-list="list6612725870016930867"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2936189543743636780" text:style-name="L2">
        <text:list-item>
          <text:p text:style-name="P38">Create menu entry points for front end</text:p>
        </text:list-item>
        <text:list-item>
          <text:p text:style-name="P38">Campaigns</text:p>
        </text:list-item>
        <text:list-item>
          <text:p text:style-name="P38">Import and export recipients</text:p>
        </text:list-item>
        <text:list-item>
          <text:p text:style-name="P38">Batch processing at subscribers</text:p>
        </text:list-item>
        <text:list-item>
          <text:p text:style-name="P38">Archiving of recipients, mailing-lists, newsletters, campaigns and templates</text:p>
        </text:list-item>
        <text:list-item>
          <text:p text:style-name="P38">Adjustments to the look in front-end</text:p>
        </text:list-item>
        <text:list-item>
          <text:p text:style-name="P38">Adjusting the look of the newsletters</text:p>
        </text:list-item>
        <text:list-item>
          <text:p text:style-name="P38">Maintenance</text:p>
        </text:list-item>
      </text:list>
      <text:list xml:id="list2140219069" text:continue-list="list699011555"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10">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815819366"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6">®</text:span>-installations without problems. Most notably I test with the current Version of Joomla!<text:span text:style-name="T6">®</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6">®</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212355354"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904661786"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https://www.boldt-webservice.de/index.php/en/joomla-extensions/bwpostman/140-bwpostman-4.html you will find the downloads for BwPostman and the manuals as well. The current stable version is always at the top of the list.</text:p>
      <text:p text:style-name="Text_20_body">In the back-end of Joomla!<text:span text:style-name="T6">®</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618368164"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6">®</text:span>-components: Log in into the back-end. Then in the back-end go to <text:span text:style-name="BwClickPath">System </text:span><text:span text:style-name="BwClickPath"><text:span text:style-name="T11"></text:span></text:span><text:span text:style-name="BwClickPath"> Install </text:span><text:span text:style-name="BwClickPath"><text:span text:style-name="T11"></text:span></text:span><text:span text:style-name="BwClickPath"> Extensions</text:span>.</text:p>
      <text:p text:style-name="Text_20_body">At tab <text:span text:style-name="BwAccentField">Upload Package File</text:span> click at <text:span text:style-name="BwClickPath">Or browse for file...</text:span>, select the file <text:span text:style-name="BwFilePath"><text:span text:style-name="T3">pkg_bwpostman.version_number.zip</text:span></text:span><text:span text:style-name="Strong_20_Emphasis"><text:span text:style-name="T3">, </text:span></text:span>wait for the installation to finish – ready.</text:p>
      <text:list xml:id="list1034777227"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locally. Then upload the overall package to the temporary folder of your web server. Copying to web server works comfortably via <text:span text:style-name="T3">Filezilla.</text:span> After that attach a “/” and the name of the uploaded package to the entered path in Joomla!<text:span text:style-name="T6">®</text:span> installer at <text:span text:style-name="BwClickPath">Install from Folder</text:span> and click at <text:span text:style-name="BwClickPath">Check &amp; Install</text:span>.</text:p>
      <text:p text:style-name="Text_20_body">In all the cases the installation finished after a few seconds and Joomla!<text:span text:style-name="T6">®</text:span> confirm the installation with a success message.</text:p>
      <text:list xml:id="list770411116" text:continue-numbering="true" text:style-name="Outline">
        <text:list-item>
          <text:list>
            <text:list-item>
              <text:h text:style-name="Heading_20_2" text:outline-level="2"><text:bookmark-start text:name="__RefHeading__47531_794096596"/><text:soft-page-break/>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6">®</text:span>. That means, that it will be displayed in the back-end as soon as a new version of BwPostman component or modules is available. When the Joomla!<text:span text:style-name="T6">®</text:span>-integrated plugin <text:span text:style-name="BwAccentTextLow">Quick Icon - Joomla!</text:span><text:span text:style-name="BwAccentTextLow"><text:span text:style-name="T6">®</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System </text:span><text:span text:style-name="BwClickPath"><text:span text:style-name="T11"></text:span></text:span><text:span text:style-name="BwClickPath"> Update </text:span><text:span text:style-name="BwClickPath"><text:span text:style-name="T11"></text:span></text:span><text:span text:style-name="BwClickPath"> Extensions</text:span> with click to <text:span text:style-name="BwClickPath">check for Udates</text:span> and install it.</text:p>
      <text:p text:style-name="AccentLowHead">Hint:</text:p>
      <text:p text:style-name="AccentLowBox">Since version 1.0.1 after each update the table structure of BwPostman tables will be checked and repaired if necessary. The check is processed in a Popup, where you may see the progress. At the head of the Popup a message is displayed, that the Popup may not be closed, until the check has finished. If the check has finished, this message changes, that you may close the Popup.</text:p>
      <text:p text:style-name="AccentLowBox">Before the check a backup file of the BwPostman tables is created in the folder </text:p>
      <text:p text:style-name="P14"><text:span text:style-name="BwFilePath">&lt;my_joomla_installation&gt;/images/bw_postman//backup_tables/</text:span>.</text:p>
      <text:p text:style-name="AccentLowBox">The name of the backup file is <text:span text:style-name="T5">BwPostman_Tables_Server_&lt;date&gt;_&lt;time&gt;.</text:span><text:span text:style-name="T4">xml</text:span>, where &lt;date&gt; is the actual date of the backup in the format <text:span text:style-name="T3">yyyy</text:span>_mm_<text:span text:style-name="T3">dd</text:span>, &lt;time&gt; is the time of the backup in the format <text:span text:style-name="T3">hh</text:span>_mm. When the file is created at July, 31 2018 at 08:13 AM, then the backup file is named </text:p>
      <text:p text:style-name="P14"><text:span text:style-name="BwFilePath">BwPostman_Tables_Server_2018</text:span><text:span text:style-name="BwFilePath">_07_31_08_13.</text:span><text:span text:style-name="BwFilePath"><text:span text:style-name="T3">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6">®</text:span>.</text:p>
      <text:list xml:id="list974808013"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at the top of <text:span text:style-name="BwClickPath">Components </text:span><text:span text:style-name="BwClickPath"><text:span text:style-name="T11"></text:span></text:span><text:span text:style-name="BwClickPath"> BwPostman </text:span><text:span text:style-name="BwClickPath"><text:span text:style-name="T11"></text:span></text:span><text:span text:style-name="BwClickPath"> Dashboard</text:span> at the button <text:span text:style-name="BwClickPath">Options</text:span> in the back-end of your Joomla!<text:span text:style-name="T6">®</text:span> installation. Or you click at the button <text:span text:style-name="BwClickPath">Basic settings</text:span> in the dashboard of BwPostman. The options are only available in the dashboard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1512634679"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7">®</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7">®</text:span><text:span text:style-name="T12"> configuration. But I suggest to enter these data to become independent form changes in Joomla!</text:span><text:span text:style-name="T7">®</text:span><text:span text:style-name="T12"> core.</text:span></text:p>
      <text:list xml:id="list86215890"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177493421"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785160360"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660082652"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2055483944"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893283620"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982421570" text:continue-numbering="true" text:style-name="Outline">
        <text:list-item>
          <text:list>
            <text:list-item>
              <text:list>
                <text:list-item>
                  <text:h text:style-name="Heading_20_3" text:outline-level="3"><text:bookmark-start text:name="__RefHeading__86655_718402675"/>Log Level<text:bookmark-end text:name="__RefHeading__86655_718402675"/></text:h>
                </text:list-item>
              </text:list>
            </text:list-item>
          </text:list>
        </text:list-item>
      </text:list>
      <text:p text:style-name="Text_20_body">To find errors related to BwPostman more simply, BwPostman has an own logging system, which writes the messages to an own log file. This file resides at the log folder of Joomla!<text:span text:style-name="T23">®</text:span> at the sub folder bwpostman and is named BwPostman.log. </text:p>
      <text:p text:style-name="Text_20_body">Since version 3.0.0 the <text:span text:style-name="BwAccentTextLow">Log Level</text:span> is selectable at the options of BwPostman, defaults to <text:span text:style-name="BwAccentTextLow">Error</text:span> and should not be changed to prevent a log file, which increases too largely. Further settings are Warnings, <text:span text:style-name="BwAccentTextLow">Info</text:span>, <text:span text:style-name="BwAccentTextLow">Debug</text:span> and <text:span text:style-name="BwAccentTextLow">Development</text:span>. Especially the last both settings are very verbose, write a lot of data to the log file and should be used carefully!</text:p>
      <text:p text:style-name="Text_20_body"><text:soft-page-break/>Please change this setting only, if You know what You do or You are requested by support. Especially the levels <text:span text:style-name="BwAccentTextLow">debug</text:span> and <text:span text:style-name="BwAccentTextLow">development</text:span> are very verbose, which results in a very fast growing log file. The log file may reach very fast a size of some 100 MB.</text:p>
      <text:list xml:id="list326003822"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86657_718402675"/>Frontend Layout<text:bookmark-end text:name="__RefHeading__86657_718402675"/></text:h>
                </text:list-item>
              </text:list>
            </text:list-item>
          </text:list>
        </text:list-item>
      </text:list>
      <text:p text:style-name="Text_20_body">For the registration at component and module there are provides several layouts to simplify the integration with various <text:span text:style-name="T21">Joomla!</text:span><text:span text:style-name="T22">®</text:span><text:span text:style-name="T21">-Templates</text:span>:</text:p>
      <text:list xml:id="list513663635269769453" text:style-name="L3">
        <text:list-item>
          <text:p text:style-name="P39">Default</text:p>
        </text:list-item>
        <text:list-item>
          <text:p text:style-name="P39">Bootstrap 2</text:p>
        </text:list-item>
        <text:list-item>
          <text:p text:style-name="P39">Bootstrap 3</text:p>
        </text:list-item>
        <text:list-item>
          <text:p text:style-name="P39">Bootstrap 4</text:p>
        </text:list-item>
        <text:list-item>
          <text:p text:style-name="P39">Cassiopeia</text:p>
        </text:list-item>
      </text:list>
      <text:p text:style-name="Text_20_body">Last one is default.</text:p>
      <text:list xml:id="list463345798" text:continue-list="list326003822" text:style-name="Outline">
        <text:list-item>
          <text:list>
            <text:list-item>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687466946" text:continue-numbering="true" text:style-name="Outline">
        <text:list-item>
          <text:list>
            <text:list-item>
              <text:list>
                <text:list-item>
                  <text:h text:style-name="P19"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342176515" text:continue-numbering="true" text:style-name="Outline">
        <text:list-item>
          <text:list>
            <text:list-item>
              <text:list>
                <text:list-item>
                  <text:h text:style-name="Heading_20_3" text:outline-level="3"><text:bookmark-start text:name="__RefHeading__4780_1847411346"/><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36530912" text:continue-numbering="true" text:style-name="Outline">
        <text:list-item>
          <text:list>
            <text:list-item>
              <text:list>
                <text:list-item>
                  <text:h text:style-name="Heading_20_3" text:outline-level="3"><text:bookmark-start text:name="__RefHeading__47541_794096596"/><text:soft-page-break/>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36344756" text:continue-numbering="true" text:style-name="Outline">
        <text:list-item>
          <text:list>
            <text:list-item>
              <text:list>
                <text:list-item>
                  <text:h text:style-name="P19"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9">®</text:span><text:span text:style-name="T12">. </text:span>This setting is applies to both, component and module as long as there is nothing else adjusted in the module.</text:p>
      <text:list xml:id="list893485007"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348178917" text:continue-numbering="true" text:style-name="Outline">
        <text:list-item>
          <text:list>
            <text:list-item>
              <text:list>
                <text:list-item>
                  <text:h text:style-name="P19"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1303227461148272159" text:style-name="BwAufzählung">
        <text:list-item>
          <text:p text:style-name="P33">At the language string, that is the left part until the equal sign, there must not occur a space or special sign. Umlauts also are not allowed.</text:p>
        </text:list-item>
        <text:list-item>
          <text:p text:style-name="P33">Please don't enter spaces around the equal sign, The delimiter for the text, that shall be shown instead of the language string, use double quote.</text:p>
        </text:list-item>
        <text:list-item>
          <text:p text:style-name="P33"><text:soft-page-break/>Each language string needs a separate row. Empty rows will be ignored at evaluation of the languages strings and may be used to structure the file.</text:p>
        </text:list-item>
      </text:list>
      <text:list xml:id="list1967314780" text:continue-list="list348178917" text:style-name="Outline">
        <text:list-item>
          <text:list>
            <text:list-item>
              <text:list>
                <text:list-item>
                  <text:h text:style-name="P19"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1433037173"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573070493"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639535230" text:continue-numbering="true" text:style-name="Outline">
        <text:list-item>
          <text:list>
            <text:list-item>
              <text:list>
                <text:list-item>
                  <text:h text:style-name="Heading_20_3" text:outline-level="3"><text:bookmark-start text:name="__RefHeading__86659_718402675"/>Verify email address (<text:span text:style-name="T26">experimentally!!</text:span>)<text:bookmark-end text:name="__RefHeading__86659_718402675"/></text:h>
                </text:list-item>
              </text:list>
            </text:list-item>
          </text:list>
        </text:list-item>
      </text:list>
      <text:p text:style-name="AccentMidHead">Attention!</text:p>
      <text:p text:style-name="AccentMidBox">This option should be tested with varying email addresses, before You use it permanently! To get the verification of the email address properly a properly configured mail server is needed!</text:p>
      <text:p text:style-name="Text_20_body">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Joomla!® at the sub folder bwpostman.</text:p>
      <text:p text:style-name="AccentMidHead">Caution!</text:p>
      <text:p text:style-name="AccentMidBox">It may happen, that no one is able to subscribe to Your mailing lists, depending on the settings of Your web server. This is most notably the case, if the mail account is <text:soft-page-break/>served by another mail server. Then the requested mail server may answer with no, although the requested mail account indeed exists, but at another mail server. Then You should deactivate this check, possibly temporarily.</text:p>
      <text:list xml:id="list640219017" text:continue-numbering="true" text:style-name="Outline">
        <text:list-item>
          <text:list>
            <text:list-item>
              <text:list>
                <text:list-item>
                  <text:list>
                    <text:list-item>
                      <text:h text:style-name="Heading_20_4" text:outline-level="4"><text:bookmark-start text:name="__RefHeading__86661_718402675"/>Technical procedure of the verification<text:bookmark-end text:name="__RefHeading__86661_718402675"/></text:h>
                    </text:list-item>
                  </text:list>
                </text:list-item>
              </text:list>
            </text:list-item>
          </text:list>
        </text:list-item>
      </text:list>
      <text:p text:style-name="Text_20_body">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Joomla!®. Next we will try to connect to the mail server of the sending email address. To not abuse the sending address for improper things, to send spam by a stranger for instance, the own mail server checks if all goes right and the sender has connected properly.</text:p>
      <text:p text:style-name="Text_20_body">If the sender is checked successfully, a connection to the mail server of the recipient is established. First is checked, if the domain of the email address exists. If this is okay, then we will see, if the mail server knows the mailbox of the receiving email address. 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text:p>
      <text:p text:style-name="Text_20_body">Vital is the message 550. That means the mailbox does not exist.</text:p>
      <text:list xml:id="list1378868175" text:continue-numbering="true" text:style-name="Outline">
        <text:list-item>
          <text:list>
            <text:list-item>
              <text:list>
                <text:list-item>
                  <text:list>
                    <text:list-item>
                      <text:h text:style-name="Heading_20_4" text:outline-level="4"><text:bookmark-start text:name="__RefHeading__86663_718402675"/>Testing the verification<text:bookmark-end text:name="__RefHeading__86663_718402675"/></text:h>
                    </text:list-item>
                  </text:list>
                </text:list-item>
              </text:list>
            </text:list-item>
          </text:list>
        </text:list-item>
      </text:list>
      <text:p text:style-name="AccentMidHead">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Joomla!® are identically. The verification is processed at system level and for this You cant compare these installations.</text:p>
      <text:p text:style-name="AccentMidHead">Don't forget to switch of this option, if verification is not possible!</text:p>
      <text:p text:style-name="Text_20_body">To test the usability of the verification switch this option on and register for a newsletter/mailinglist at the frontend. It's best to use some different real existing email ad<text:soft-page-break/>dresses, which You hold be yourself. Essentially is to have access to the mailbox of this email address and this email address is able to receive emails (mailbox not full) to see the incoming activation email. With this You exclude, that the verification of the email address of a recipient,that technically is okay, fails.</text:p>
      <text:p text:style-name="Text_20_body">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Text_20_body"/>
      <text:p text:style-name="AccentLowBox">Unread stream data: 550 5.7.1 &lt;tester@testdomain.test&gt;;: Recipient address rejected: Mail appeared to be SPAM or forged. Ask your Mail/DNS-Administrator to <text:span text:style-name="T24">correct HELO and DNS MX settings or to get removed from DNSBLs</text:span>; MTA helo: mydomain.de, MTA <text:span text:style-name="T24">hostname: unknown[nnn.nnn.nnn.nnn] (helo/hostname mismatch)</text:span></text:p>
      <text:p text:style-name="Text_20_body">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Text_20_body">If this error occurs at an installation on the web, You should switch of this option, until the problem is solved and contact Your provider.</text:p>
      <text:list xml:id="list157289720"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599181022"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013430476" text:continue-numbering="true" text:style-name="Outline">
        <text:list-item>
          <text:list>
            <text:list-item>
              <text:list>
                <text:list-item>
                  <text:h text:style-name="Heading_20_3" text:outline-level="3"><text:bookmark-start text:name="__RefHeading__47545_794096596"/><text:soft-page-break/>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1335871658"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7">®</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7">®</text:span><text:span text:style-name="T12">. In this case the </text:span><text:span text:style-name="BwAccentTextLow">Link target</text:span><text:span text:style-name="T12"> is </text:span><text:span text:style-name="BwAccentTextLow">Menu item</text:span><text:span text:style-name="T12">.</text:span></text:p>
      <text:list xml:id="list1470069391"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1598025223"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89391820"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text:soft-page-break/>Examples:</text:p>
      <text:list xml:id="list5873428477341312804" text:style-name="L4">
        <text:list-item>
          <text:p text:style-name="P41">How many legs has a horse? (1, 2, …)</text:p>
        </text:list-item>
        <text:list-item>
          <text:p text:style-name="P41">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59223443" text:continue-list="list189391820"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391576171"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668253083"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11665916"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535296175" text:continue-numbering="true" text:style-name="Outline">
        <text:list-item>
          <text:list>
            <text:list-item>
              <text:list>
                <text:list-item>
                  <text:h text:style-name="Heading_20_3" text:outline-level="3"><text:bookmark-start text:name="__RefHeading__4792_1847411346"/><text:soft-page-break/>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272156378"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737975151"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409523055" text:continue-numbering="true" text:style-name="Outline">
        <text:list-item>
          <text:list>
            <text:list-item>
              <text:h text:style-name="P26" text:outline-level="2"><text:bookmark-start text:name="__RefHeading__32972_1317459676"/>Unsubscription<text:bookmark-end text:name="__RefHeading__32972_1317459676"/></text:h>
              <text:list>
                <text:list-item>
                  <text:h text:style-name="P19"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2131666582" text:continue-numbering="true" text:style-name="Outline">
        <text:list-item>
          <text:list>
            <text:list-item>
              <text:list>
                <text:list-item>
                  <text:h text:style-name="P19"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539139656" text:continue-numbering="true" text:style-name="Outline">
        <text:list-item>
          <text:list>
            <text:list-item>
              <text:list>
                <text:list-item>
                  <text:h text:style-name="P19"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1701753460" text:continue-numbering="true" text:style-name="Outline">
        <text:list-item>
          <text:list>
            <text:list-item>
              <text:list>
                <text:list-item>
                  <text:h text:style-name="P19" text:outline-level="3"><text:bookmark-start text:name="__RefHeading__32980_1317459676"/><text:soft-page-break/>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413755315" text:continue-numbering="true" text:style-name="Outline">
        <text:list-item>
          <text:list>
            <text:list-item>
              <text:h text:style-name="P26"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45349537" text:continue-numbering="true" text:style-name="Outline">
        <text:list-item>
          <text:list>
            <text:list-item>
              <text:list>
                <text:list-item>
                  <text:h text:style-name="Heading_20_3" text:outline-level="3"><text:bookmark-start text:name="__RefHeading__86665_718402675"/>Frontend Layout<text:bookmark-end text:name="__RefHeading__86665_718402675"/></text:h>
                </text:list-item>
              </text:list>
            </text:list-item>
          </text:list>
        </text:list-item>
      </text:list>
      <text:p text:style-name="Text_20_body">Here You set, which of the provided layouts should be used for the list view at front end. An override of the layout the Joomla!® common way certainly is possible.</text:p>
      <text:p text:style-name="Text_20_body">You may select between:</text:p>
      <text:list xml:id="list2010156559" text:continue-list="list513663635269769453" text:style-name="L3">
        <text:list-item>
          <text:p text:style-name="P39">Default</text:p>
        </text:list-item>
        <text:list-item>
          <text:p text:style-name="P39">Bootstrap 2</text:p>
        </text:list-item>
        <text:list-item>
          <text:p text:style-name="P39">Bootstrap 3</text:p>
        </text:list-item>
        <text:list-item>
          <text:p text:style-name="P39">Bootstrap 4</text:p>
        </text:list-item>
        <text:list-item>
          <text:p text:style-name="P39">Cassiopeia</text:p>
        </text:list-item>
      </text:list>
      <text:p text:style-name="Text_20_body">Last one is default.</text:p>
      <text:list xml:id="list416512811" text:continue-list="list45349537" text:style-name="Outline">
        <text:list-item>
          <text:list>
            <text:list-item>
              <text:list>
                <text:list-item>
                  <text:h text:style-name="P19" text:outline-level="3"><text:bookmark-start text:name="__RefHeading__26892_605602350"/>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47920876" text:continue-numbering="true" text:style-name="Outline">
        <text:list-item>
          <text:list>
            <text:list-item>
              <text:list>
                <text:list-item>
                  <text:h text:style-name="P19"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722384501" text:continue-numbering="true" text:style-name="Outline">
        <text:list-item>
          <text:list>
            <text:list-item>
              <text:list>
                <text:list-item>
                  <text:h text:style-name="P19" text:outline-level="3"><text:bookmark-start text:name="__RefHeading__26896_605602350"/><text:soft-page-break/>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730918311" text:continue-numbering="true" text:style-name="Outline">
        <text:list-item>
          <text:list>
            <text:list-item>
              <text:list>
                <text:list-item>
                  <text:h text:style-name="P19"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1981462239" text:continue-numbering="true" text:style-name="Outline">
        <text:list-item>
          <text:list>
            <text:list-item>
              <text:list>
                <text:list-item>
                  <text:h text:style-name="P19"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2121648257" text:continue-numbering="true" text:style-name="Outline">
        <text:list-item>
          <text:list>
            <text:list-item>
              <text:h text:style-name="P26" text:outline-level="2"><text:bookmark-start text:name="__RefHeading__26902_605602350"/>Single View<text:bookmark-end text:name="__RefHeading__26902_605602350"/></text:h>
              <text:list>
                <text:list-item>
                  <text:h text:style-name="Heading_20_3" text:outline-level="3"><text:bookmark-start text:name="__RefHeading__86667_718402675"/>Frontend Layout<text:bookmark-end text:name="__RefHeading__86667_718402675"/></text:h>
                </text:list-item>
              </text:list>
            </text:list-item>
          </text:list>
        </text:list-item>
      </text:list>
      <text:p text:style-name="Text_20_body">Here You set, which of the provided layouts should be used for the detail view at front end. An override of the layout the Joomla!® common way certainly is possible.</text:p>
      <text:p text:style-name="Text_20_body">You may select between:</text:p>
      <text:list xml:id="list1270215387" text:continue-list="list2010156559" text:style-name="L3">
        <text:list-item>
          <text:p text:style-name="P39">Default</text:p>
        </text:list-item>
        <text:list-item>
          <text:p text:style-name="P39">Bootstrap 2</text:p>
        </text:list-item>
        <text:list-item>
          <text:p text:style-name="P39">Bootstrap 3</text:p>
        </text:list-item>
        <text:list-item>
          <text:p text:style-name="P39">Bootstrap 4</text:p>
        </text:list-item>
        <text:list-item>
          <text:p text:style-name="P39">Cassiopeia</text:p>
        </text:list-item>
      </text:list>
      <text:p text:style-name="Text_20_body"><text:bookmark-start text:name="__RefHeading__26904_605602350"/>Last one is default.<text:bookmark-end text:name="__RefHeading__26904_605602350"/></text:p>
      <text:list xml:id="list1439740404" text:continue-list="list2121648257" text:style-name="Outline">
        <text:list-item>
          <text:list>
            <text:list-item>
              <text:list>
                <text:list-item>
                  <text:h text:style-name="P19" text:outline-level="3"><text:bookmark-start text:name="__RefHeading__86669_718402675"/>Show Attachment<text:bookmark-end text:name="__RefHeading__86669_718402675"/></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580610209" text:continue-numbering="true" text:style-name="Outline">
        <text:list-item>
          <text:list>
            <text:list-item>
              <text:list>
                <text:list-item>
                  <text:h text:style-name="Heading_20_3" text:outline-level="3"><text:bookmark-start text:name="__RefHeading__31317_1175948270"/><text:soft-page-break/>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467826498" text:continue-numbering="true" text:style-name="Outline">
        <text:list-item>
          <text:list>
            <text:list-item>
              <text:h text:style-name="P26"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7">®</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7">®</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text:span><text:soft-page-break/><text:span text:style-name="T12">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7">®</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BwPostman works for the permissions like Joomla!<text:span text:style-name="T6">®</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563256708"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146017814"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oft-page-break/><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447483557"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717871301"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434830141"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864251716"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873489704"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6">®</text:span>, only are able to register to public mailing lists (access level public). When an user has an account in Joomla!<text:span text:style-name="T6">®</text:span>, then he is able to register to mailing lists, that needs higher permissions – depending on the specification of mailing list and his access level in Joomla!<text:span text:style-name="T6">®</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6">®</text:span> user. If so, then the corresponding ID will be stored at the subscriber and the subscriber – if he is logged in – gets offered the mailing lists to subscribe, that are available for his access level.</text:p>
      <text:list xml:id="list460280167"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222054470"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6">®</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3"><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6">®</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text:soft-page-break/>Subsequently you select to whom the newsletter shall be sent: To one or more certain mailing lists and/or to one or more user groups of Joomla!<text:span text:style-name="T6">®</text:span>. You may select multiple entries from the select lists. It also is possible to select entries from the select list for the mailing lists <text:span text:style-name="BwAccentTextLow">and</text:span> for the user groups of Joomla!<text:span text:style-name="T6">®</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6">®</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6">®</text:span> you want to use. To do so make a double click at the desired article of Joomla!<text:span text:style-name="T6">®</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Since the versions 4.1.1 and 3.2.1 of BwPostman there is the possibility to select an article of Joomla!<text:span text:style-name="T23">®</text:span> by a pop-up like for the attachments. This possibility appears before the list of selectable articles.</text:p>
      <text:p text:style-name="Text_20_body">Click to the <text:span text:style-name="BwClickPath">Select</text:span> button at right. A pop-up opens. Here You may filter the list. The filter options are the same as Joomla!<text:span text:style-name="T23">® </text:span>offers at the list of articles. To select the desired Joomla! article from the list, click to its title. The pop-up disappears, the title of the Joomla!<text:span text:style-name="T23">®</text:span> article is displayed at the input field. If this is not the correct Joomla!<text:span text:style-name="T23">®</text:span> article, You can clear this input by clicking the <text:span text:style-name="BwClickPath">Clear</text:span> button at right. Click to the button <text:span text:style-name="BwClickPath">left arrow</text:span> directly beside left of the title. The selected Joomla!<text:span text:style-name="T23">®</text:span> article appears in the left selection box of the selected content at the bottom of the already selected Joomla!<text:span text:style-name="T23">®</text:span> articles and is deleted from the box below of the available content.</text:p>
      <text:p text:style-name="Text_20_body"><text:soft-page-break/>If you were in error and you don't want a specific article already selected for your newsletter, then select it in the left select list and click at the <text:span text:style-name="BwClickPath">right arrow</text:span>. It moves back to the right select list and will be shown afterwards at the bottom of the select list. A double-click to the unwanted article does the same.</text:p>
      <text:p text:style-name="Text_20_body">Since the versions 4.1.1 and 3.2.1 of BwPostman it is possible to sort the selected articles. To do so, You select an article to move and click to the button <text:span text:style-name="BwClickPath">arrow up</text:span> or <text:span text:style-name="BwClickPath">arrow down</text:span> at the right side of the select list.</text:p>
      <text:p text:style-name="AccentLowHead">Hint:</text:p>
      <text:p text:style-name="AccentLowBox">You can create a newsletter only based on articles from Joomla!<text:span text:style-name="T6">®</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360485722" text:continue-numbering="true" text:style-name="Outline">
        <text:list-item>
          <text:list>
            <text:list-item>
              <text:list>
                <text:list-item>
                  <text:h text:style-name="Heading_20_3" text:outline-level="3"><text:bookmark-start text:name="__RefHeading__47559_794096596"/><text:soft-page-break/>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6">®</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538172666"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576093581"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6">®</text:span> may contain. Such things should be controlled.</text:p>
      <text:p text:style-name="Text_20_body">Heading, intro text and personalisation works exactly like described in the chapter before.</text:p>
      <text:list xml:id="list598868684"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text:soft-page-break/>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242374400"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text:p>
      <text:p text:style-name="Text_20_body"><text:soft-page-break/>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951843219"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6">®</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6">®</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6">®</text:span> but the mail server, that is entered in the configuration of Joomla!<text:span text:style-name="T6">®</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549278201"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747740639"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text:soft-page-break/>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472339614" text:continue-numbering="true" text:style-name="Outline">
        <text:list-item>
          <text:list>
            <text:list-item>
              <text:h text:style-name="P27"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6">®</text:span>.</text:p>
      <text:p text:style-name="Text_20_body">For menu entries you may select:</text:p>
      <text:list xml:id="list7195588035578528781" text:style-name="L5">
        <text:list-item>
          <text:p text:style-name="P42">Newsletter registration</text:p>
        </text:list-item>
        <text:list-item>
          <text:p text:style-name="P42">Edit newsletter subscription</text:p>
        </text:list-item>
        <text:list-item>
          <text:p text:style-name="P42">Published newsletters (overview)</text:p>
        </text:list-item>
        <text:list-item>
          <text:p text:style-name="P42">Published newsletters (single view)</text:p>
        </text:list-item>
      </text:list>
      <text:p text:style-name="Text_20_body">The procedure is as usual in Joomla!<text:span text:style-name="T6">®</text:span>:</text:p>
      <text:p text:style-name="Text_20_body">In the back-end add further menu entries to an existing menu or create a new menu with the desired menu entries.</text:p>
      <text:p text:style-name="Text_20_body"/>
      <text:list xml:id="list929260099" text:continue-list="list1472339614" text:style-name="Outline">
        <text:list-item>
          <text:list>
            <text:list-item>
              <text:list>
                <text:list-item>
                  <text:h text:style-name="P23"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759316759"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7864939417204024760" text:style-name="L6">
        <text:list-item>
          <text:p text:style-name="P43"><text:span text:style-name="Strong_20_Emphasis">Use Globals</text:span></text:p>
          <text:p text:style-name="P43">The value set in the options of the component is used.</text:p>
        </text:list-item>
        <text:list-item>
          <text:p text:style-name="P43"><text:span text:style-name="Strong_20_Emphasis">Show</text:span></text:p>
          <text:p text:style-name="P43">The link to the attachment is shown, even if the options of the component says something else.</text:p>
        </text:list-item>
        <text:list-item>
          <text:p text:style-name="P43"><text:span text:style-name="Strong_20_Emphasis">Hide</text:span></text:p>
          <text:p text:style-name="P43">The link to the attachment is not shown, even if the options of the component says something else.</text:p>
        </text:list-item>
      </text:list>
      <text:list xml:id="list1301239108" text:continue-list="list1759316759"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568839690157577237" text:style-name="L7">
        <text:list-item>
          <text:p text:style-name="P44"><text:span text:style-name="Strong_20_Emphasis">All</text:span></text:p>
          <text:p text:style-name="P44">All published newsletters are displayed, archived, too.</text:p>
        </text:list-item>
        <text:list-item>
          <text:p text:style-name="P44"><text:span text:style-name="Strong_20_Emphasis">All but not archived</text:span></text:p>
          <text:p text:style-name="P44">All published newsletters except archived are displayed.</text:p>
        </text:list-item>
        <text:list-item>
          <text:p text:style-name="P44"><text:soft-page-break/><text:span text:style-name="Strong_20_Emphasis">neither archived nor expired</text:span></text:p>
          <text:p text:style-name="P44">Shows all newsletters, which are not archived and not expired. Expired means, that publish-down date is not overridden.</text:p>
        </text:list-item>
        <text:list-item>
          <text:p text:style-name="P44"><text:span text:style-name="Strong_20_Emphasis">not archived but expired</text:span></text:p>
          <text:p text:style-name="P44">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4"><text:span text:style-name="Strong_20_Emphasis">only archived</text:span></text:p>
          <text:p text:style-name="P44">This setting shows all archived newsletters, no matter whether expired or not.</text:p>
        </text:list-item>
        <text:list-item>
          <text:p text:style-name="P44"><text:span text:style-name="Strong_20_Emphasis">only expired</text:span></text:p>
          <text:p text:style-name="P44">With this option all expired newsletters will be displayed.</text:p>
        </text:list-item>
        <text:list-item>
          <text:p text:style-name="P44"><text:span text:style-name="Strong_20_Emphasis">archived and expired</text:span></text:p>
          <text:p text:style-name="P44">With this option all expired newsletters are shown.</text:p>
        </text:list-item>
        <text:list-item>
          <text:p text:style-name="P44"><text:span text:style-name="Strong_20_Emphasis">archived or expired</text:span></text:p>
          <text:p text:style-name="P44">Last but not least there is a possibility to show all newsletters, which are either archived or expired.</text:p>
        </text:list-item>
      </text:list>
      <text:list xml:id="list1311999493" text:continue-list="list1301239108"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887981024018287242" text:style-name="L8">
        <text:list-item>
          <text:p text:style-name="P45">In front-end only published newsletters are displayed.</text:p>
        </text:list-item>
        <text:list-item>
          <text:p text:style-name="P45">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773464218" text:continue-list="list1311999493"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989850192"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2009144388"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573669392"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6">®</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6">®</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0">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930241384"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6">®</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098102710"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832152731"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Since the versions 4.1.2 and 3.2.2 of BwPostman You may also import the subscribers without selecting a mailing list.</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ext:soft-page-break/>The import will be processed by clicking the button <text:span text:style-name="BwClickPath">Import data</text:span><text:span text:style-name="Strong_20_Emphasis">.</text:span></text:p>
      <text:p text:style-name="AccentLowHead">Hint:</text:p>
      <text:p text:style-name="AccentLowBox">In BwPostman (like Joomla!<text:span text:style-name="T6">®</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7">Caution:</text:p>
      <text:p text:style-name="AccentHighBox">In countries with mandatory double-opt-in-procedure the handling with automatic confirmation while import possibly is improper! A proper usage may be the import of subscribers from another newsletter system.</text:p>
      <text:p text:style-name="P16">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329594529" text:continue-numbering="true" text:style-name="Outline">
        <text:list-item>
          <text:list>
            <text:list-item>
              <text:list>
                <text:list-item>
                  <text:h text:style-name="Heading_20_3" text:outline-level="3"><text:bookmark-start text:name="__RefHeading__26922_605602350"/><text:soft-page-break/>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532155791"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ext:soft-page-break/>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214152374" text:continue-numbering="true" text:style-name="Outline">
        <text:list-item>
          <text:list>
            <text:list-item>
              <text:h text:style-name="P28"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441838926" text:continue-numbering="true" text:style-name="Outline">
        <text:list-item>
          <text:list>
            <text:list-item>
              <text:h text:style-name="Heading_20_2" text:outline-level="2"><text:bookmark-start text:name="__RefHeading__47703_794096596"/><text:soft-page-break/>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798382284"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898250258"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text:soft-page-break/>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842895650"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1628860583"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6">®</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737966546"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8">®</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6">®! </text:span>While templates for Joomla!<text:span text:style-name="T6">®</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21918752"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6">®</text:span>.</text:p>
      <text:p text:style-name="P8">The file name contains the ID of the exported template, because the ID is surely unique, there are no two templates with the same ID. The title of the template cannot be used (quite alone).</text:p>
      <text:p text:style-name="P8"><text:soft-page-break/>You don't have to conserve the file name, the import of the template works with every file name.</text:p>
      <text:list xml:id="list669657988"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2064678851"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6">®</text:span>, which you will find at <text:span text:style-name="BwClickPath">Content </text:span><text:span text:style-name="BwClickPath"><text:span text:style-name="T11"></text:span></text:span><text:span text:style-name="BwClickPath"> Media Manager</text:span>.</text:p>
      <text:list xml:id="list626318001" text:continue-numbering="true" text:style-name="Outline">
        <text:list-item>
          <text:list>
            <text:list-item>
              <text:list>
                <text:list-item>
                  <text:h text:style-name="Heading_20_3" text:outline-level="3"><text:bookmark-start text:name="__RefHeading__55860_1036753469"/><text:soft-page-break/>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211978152"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482290470"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1834918984" text:continue-numbering="true" text:style-name="Outline">
        <text:list-item>
          <text:list>
            <text:list-item>
              <text:list>
                <text:list-item>
                  <text:h text:style-name="Heading_20_3" text:outline-level="3"><text:bookmark-start text:name="__RefHeading__55866_1036753469"/><text:soft-page-break/>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982564306"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997795254"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ext:soft-page-break/>Then you set, if the author and/or the creation date of the article shall be shown and if there shall be a button <text:span text:style-name="BwClickPath">Readon</text:span>.</text:p>
      <text:list xml:id="list1401402558"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273646856"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893281937"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979462252"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6">®</text:span> and they will be corrected if needed, too. This happens by comparing the email addresses of the subscribers with the email addresses of the users of Joomla!<text:span text:style-name="T6">®</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541112547"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text:soft-page-break/>So You are able to download or delete the backup file using the Media Manager of Joomla!<text:span text:style-name="T6">®</text:span>.</text:p>
      <text:list xml:id="list1024024365"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text:soft-page-break/>wrong while restoring. With this it is ensured, that a running version of BwPostman exists and one is not left empty handed with empty or missing tables.</text:p>
      <text:list xml:id="list571669405" text:continue-numbering="true" text:style-name="Outline">
        <text:list-item>
          <text:list>
            <text:list-item>
              <text:h text:style-name="Heading_20_2" text:outline-level="2"><text:bookmark-start text:name="__RefHeading__4812_1847411346"/>Migration of BwPostman to another Joomla!<text:span text:style-name="T6">®</text:span> Installation?<text:bookmark-end text:name="__RefHeading__4812_1847411346"/></text:h>
            </text:list-item>
          </text:list>
        </text:list-item>
      </text:list>
      <text:p text:style-name="Text_20_body">When your read the above, you may wonder: Am I able to migrate from one Joomla!<text:span text:style-name="T6">®</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6">®</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6">®</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349705675"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3">®</text:span>. But the registration module also offers further settings:</text:p>
      <text:list xml:id="list851911688"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2111565380"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098689994" text:continue-numbering="true" text:style-name="Outline">
        <text:list-item>
          <text:list>
            <text:list-item>
              <text:h text:style-name="Heading_20_2" text:outline-level="2"><text:bookmark-start text:name="__RefHeading__32994_1317459676"/><text:soft-page-break/>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3">®</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916240982"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8">Important:</text:p>
      <text:list xml:id="list762461047" text:continue-list="list1303227461148272159" text:style-name="BwAufzählung">
        <text:list-item>
          <text:p text:style-name="P32"><text:span text:style-name="BwAccentTextHigh">Between the opening square bracket and the following bwpostman_personalize there must not be any character, also no space!</text:span></text:p>
        </text:list-item>
        <text:list-item>
          <text:p text:style-name="P32">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2">Is no text entered, then there will not raise an error, but also nothing is inserted.</text:p>
        </text:list-item>
      </text:list>
      <text:p text:style-name="Text_20_body"/>
      <text:list xml:id="list1394511106" text:continue-list="list1916240982" text:style-name="Outline">
        <text:list-item>
          <text:list>
            <text:list-item>
              <text:h text:style-name="P27"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267139708"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6">®</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942840004"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8">®</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655092968" text:continue-numbering="true" text:style-name="Outline">
        <text:list-item>
          <text:list>
            <text:list-item>
              <text:h text:style-name="P27"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2031748575" text:continue-numbering="true" text:style-name="Outline">
        <text:list-item>
          <text:list>
            <text:list-item>
              <text:h text:style-name="P27" text:outline-level="2"><text:bookmark-start text:name="__RefHeading__86671_718402675"/>Newsletter Content<text:bookmark-end text:name="__RefHeading__86671_718402675"/></text:h>
            </text:list-item>
          </text:list>
        </text:list-item>
      </text:list>
      <text:p text:style-name="Text_20_body">This plugin is available since version 4.2.0 of BwPostman. With this plugin BwPostman is able to use selected/tested content plugins of <text:span text:style-name="T21">Joomla!</text:span><text:span text:style-name="T22">®</text:span><text:span text:style-name="T21"> at the newsletter. </text:span></text:p>
      <text:p text:style-name="P9">Because I don't know how the individual content plugins behave with BwPostman, I use whitelisting. Content plugins, which I have tested with BwPostman, are added to this list. If You use a content plugin in Your Joomla! articles, which You use in BwPostman, which are not supported by now, ask at the <text:a xlink:type="simple" xlink:href="https://www.boldt-webservice.de/index.php/en/forum-en/forum/bwpostman.html" office:target-frame-name="_self" xlink:show="replace" text:style-name="Internet_20_link" text:visited-style-name="Visited_20_Internet_20_Link">forum</text:a>. I will see what I can do.</text:p>
      <text:list xml:id="list1807316846" text:continue-numbering="true" text:style-name="Outline">
        <text:list-item>
          <text:list>
            <text:list-item>
              <text:h text:style-name="P27" text:outline-level="2"><text:bookmark-start text:name="__RefHeading__86673_718402675"/>BwPostman TimeControl<text:bookmark-end text:name="__RefHeading__86673_718402675"/></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4">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5">→</text:span></text:span><text:span text:style-name="BwClickPath"> System Information </text:span><text:span text:style-name="BwClickPath"><text:span text:style-name="T25">→</text:span></text:span><text:span text:style-name="BwClickPath"> PHP-Information</text:span>. Do You find it, You are able to use this plugin. If You can't find cURL, contact Your provider (or change the provider), to be able to use this plugin.</text:p>
      <text:list xml:id="list316731553"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pan text:style-name="BwAccentField">Licence code</text:span> is used to get updates for the plugin BwPostman TimeControl.</text:p>
      <text:list xml:id="list1479352093"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1364026327"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s a selection of <text:span text:style-name="BwAccentTextLow">yes</text:span>/<text:span text:style-name="BwAccentTextLow">no</text:span>.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404876889" text:continue-numbering="true" text:style-name="Outline">
        <text:list-item>
          <text:list>
            <text:list-item>
              <text:list>
                <text:list-item>
                  <text:h text:style-name="P24"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4087823732447263414" text:style-name="L9">
        <text:list-item>
          <text:p text:style-name="P52">Number of newsletters per step</text:p>
        </text:list-item>
        <text:list-item>
          <text:p text:style-name="P52">Time Delay While Sending</text:p>
        </text:list-item>
        <text:list-item>
          <text:p text:style-name="P52">Unit Of Time Delay</text:p>
        </text:list-item>
      </text:list>
      <text:p text:style-name="P9">These values are read at start of the cron server and holds until the cron server is stopped and started anew, even if these values have changed meanwhile.</text:p>
      <text:p text:style-name="P9"/>
      <text:p text:style-name="P9"><text:soft-page-break/>If You stop the cron server while it is busy by sending, the current sending will be finished, only then the cron server stops. <text:span text:style-name="T24">It is not possible to interrupt the automated sending!</text:span></text:p>
      <text:p text:style-name="P12"/>
      <text:p text:style-name="P11">While manual sending a newsletter the one, which starts sending, cannot do something else at Joomla!<text:span text:style-name="T6">®</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newsletter is sending. While the automated newsletter isn't due, manual sending should not be a problem.</text:p>
      <text:list xml:id="list2115236665" text:continue-list="list404876889"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6">®</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3169987068617577967" text:style-name="L10">
        <text:list-item>
          <text:p text:style-name="P46">Joomla!<text:span text:style-name="T6">®</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6">and/or <text:span text:style-name="BwAccentTextLow">display_errors</text:span> is set to <text:span text:style-name="BwAccentTextLow">ON</text:span> in <text:span text:style-name="BwFilePath">php.ini</text:span> of the server</text:p>
        </text:list-item>
      </text:list>
      <text:list xml:id="list1247448213" text:continue-list="list2115236665"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298027120681140779" text:style-name="Nummerierung_20_3_20_mit_20_Nummern">
        <text:list-item>
          <text:list>
            <text:list-item>
              <text:list>
                <text:list-item>
                  <text:h text:style-name="P22"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997421573" text:continue-numbering="true" text:style-name="Nummerierung_20_3_20_mit_20_Nummern">
        <text:list-item>
          <text:list>
            <text:list-item>
              <text:list>
                <text:list-item>
                  <text:h text:style-name="P20"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145957852" text:continue-numbering="true" text:style-name="Nummerierung_20_3_20_mit_20_Nummern">
        <text:list-item>
          <text:list>
            <text:list-item>
              <text:list>
                <text:list-item>
                  <text:h text:style-name="P20"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695965267" text:continue-numbering="true" text:style-name="Nummerierung_20_3_20_mit_20_Nummern">
        <text:list-item>
          <text:list>
            <text:list-item>
              <text:list>
                <text:list-item>
                  <text:h text:style-name="P20"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651083493" text:continue-numbering="true" text:style-name="Nummerierung_20_3_20_mit_20_Nummern">
        <text:list-item>
          <text:list>
            <text:list-item>
              <text:list>
                <text:list-item>
                  <text:h text:style-name="P20"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418539904723499543" text:style-name="L11">
        <text:list-item>
          <text:p text:style-name="P56"><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6">C. State on the Title page the name of the publisher of the Modified Version, as the publisher. </text:p>
        </text:list-item>
        <text:list-item>
          <text:p text:style-name="P56">D. Preserve all the copyright notices of the Document. </text:p>
        </text:list-item>
        <text:list-item>
          <text:p text:style-name="P56">E. Add an appropriate copyright notice for your modifications adjacent to the other copyright notices. </text:p>
        </text:list-item>
        <text:list-item>
          <text:p text:style-name="P56">F. Include, immediately after the copyright notices, a license notice giving the public permission to use the Modified Version under the terms of this License, in the form shown in the Addendum below. </text:p>
        </text:list-item>
        <text:list-item>
          <text:p text:style-name="P56">G. Preserve in that license notice the full lists of Invariant Sections and required Cover Texts given in the Document's license notice. </text:p>
        </text:list-item>
        <text:list-item>
          <text:p text:style-name="P56">H. Include an unaltered copy of this License. </text:p>
        </text:list-item>
        <text:list-item>
          <text:p text:style-name="P5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6">K. For any section Entitled "Acknowledgements" or "Dedications", Preserve the Title of the section, and preserve in the section all the substance and tone of each of the contributor acknowledgements and/or dedications given therein. </text:p>
        </text:list-item>
        <text:list-item>
          <text:p text:style-name="P56">L. Preserve all the Invariant Sections of the Document, unaltered in their text and in their titles. Section numbers or the equivalent are not considered part of the section titles. </text:p>
        </text:list-item>
        <text:list-item>
          <text:p text:style-name="P56">M. Delete any section Entitled "Endorsements". Such a section may not be included in the Modified Version. </text:p>
        </text:list-item>
        <text:list-item>
          <text:p text:style-name="P56">N. Do not retitle any existing section to be Entitled "Endorsements" or to conflict in title with any Invariant Section. </text:p>
        </text:list-item>
        <text:list-item>
          <text:p text:style-name="P56">O. Preserve any Warranty Disclaimers. </text:p>
        </text:list-item>
      </text:list>
      <text:p text:style-name="P7"><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2094748742" text:continue-list="list651083493" text:style-name="Nummerierung_20_3_20_mit_20_Nummern">
        <text:list-item>
          <text:list>
            <text:list-item>
              <text:list>
                <text:list-item>
                  <text:h text:style-name="P20"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512503456" text:continue-numbering="true" text:style-name="Nummerierung_20_3_20_mit_20_Nummern">
        <text:list-item>
          <text:list>
            <text:list-item>
              <text:list>
                <text:list-item>
                  <text:h text:style-name="P20"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018712634" text:continue-numbering="true" text:style-name="Nummerierung_20_3_20_mit_20_Nummern">
        <text:list-item>
          <text:list>
            <text:list-item>
              <text:list>
                <text:list-item>
                  <text:h text:style-name="P20"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87138533" text:continue-numbering="true" text:style-name="Nummerierung_20_3_20_mit_20_Nummern">
        <text:list-item>
          <text:list>
            <text:list-item>
              <text:list>
                <text:list-item>
                  <text:h text:style-name="P20"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text:soft-page-break/>If a section in the Document is Entitled "Acknowledgements", "Dedications", or "History", the requirement (section 4) to Preserve its Title (section 1) will typically require changing the actual title.</text:p>
      <text:list xml:id="list224528328" text:continue-numbering="true" text:style-name="Nummerierung_20_3_20_mit_20_Nummern">
        <text:list-item>
          <text:list>
            <text:list-item>
              <text:list>
                <text:list-item>
                  <text:h text:style-name="P20"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816917822" text:continue-numbering="true" text:style-name="Nummerierung_20_3_20_mit_20_Nummern">
        <text:list-item>
          <text:list>
            <text:list-item>
              <text:list>
                <text:list-item>
                  <text:h text:style-name="P20"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694477663" text:continue-numbering="true" text:style-name="Nummerierung_20_3_20_mit_20_Nummern">
        <text:list-item>
          <text:list>
            <text:list-item>
              <text:list>
                <text:list-item>
                  <text:h text:style-name="P20"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list xml:id="list1214779277" text:continue-list="list1247448213" text:style-name="Outline">
        <text:list-item>
          <text:list>
            <text:list-item>
              <text:h text:style-name="P27"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10">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354813810" text:continue-numbering="true" text:style-name="Outline">
        <text:list-item>
          <text:list>
            <text:list-item>
              <text:list>
                <text:list-item>
                  <text:h text:style-name="P21"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862926273"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032917548"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285122126" text:continue-numbering="true" text:style-name="Outline">
        <text:list-item>
          <text:list>
            <text:list-item>
              <text:list>
                <text:list-item>
                  <text:list>
                    <text:list-item>
                      <text:h text:style-name="P31"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927842851"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767901465"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2013809756" text:continue-numbering="true" text:style-name="Outline">
        <text:list-item>
          <text:list>
            <text:list-item>
              <text:list>
                <text:list-item>
                  <text:list>
                    <text:list-item>
                      <text:h text:style-name="P31"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2393237162278118335" text:style-name="L12">
        <text:list-item>
          <text:p text:style-name="P53">a) The work must carry prominent notices stating that you modified it, and giving a relevant date. </text:p>
        </text:list-item>
        <text:list-item>
          <text:p text:style-name="P53">b) The work must carry prominent notices stating that it is released under this License and any conditions added under section 7. This requirement modifies the requirement in section 4 to “keep intact all notices”. </text:p>
        </text:list-item>
        <text:list-item>
          <text:p text:style-name="P5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7">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141096892" text:continue-list="list2013809756" text:style-name="Outline">
        <text:list-item>
          <text:list>
            <text:list-item>
              <text:list>
                <text:list-item>
                  <text:list>
                    <text:list-item>
                      <text:h text:style-name="P31"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2708476822071665229" text:style-name="L13">
        <text:list-item>
          <text:p text:style-name="P54">a) Convey the object code in, or embodied in, a physical product (including a physical distribution medium), accompanied by the Corresponding Source fixed on a durable physical medium customarily used for software interchange. </text:p>
        </text:list-item>
        <text:list-item>
          <text:p text:style-name="P5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8">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853784109" text:continue-list="list1141096892" text:style-name="Outline">
        <text:list-item>
          <text:list>
            <text:list-item>
              <text:list>
                <text:list-item>
                  <text:list>
                    <text:list-item>
                      <text:h text:style-name="P31"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3613629245755502224" text:style-name="L14">
        <text:list-item>
          <text:p text:style-name="P55">a) Disclaiming warranty or limiting liability differently from the terms of sections 15 and 16 of this License; or </text:p>
        </text:list-item>
        <text:list-item>
          <text:p text:style-name="P55">b) Requiring preservation of specified reasonable legal notices or author attributions in that material or in the Appropriate Legal Notices displayed by works containing it; or </text:p>
        </text:list-item>
        <text:list-item>
          <text:p text:style-name="P55">c) Prohibiting misrepresentation of the origin of that material, or requiring that modified versions of such material be marked in reasonable ways as different from the original version; or </text:p>
        </text:list-item>
        <text:list-item>
          <text:p text:style-name="P55">d) Limiting the use for publicity purposes of names of licensors or authors of the material; or </text:p>
        </text:list-item>
        <text:list-item>
          <text:p text:style-name="P55">e) Declining to grant rights under trademark law for use of some trade names, trademarks, or service marks; or </text:p>
        </text:list-item>
        <text:list-item>
          <text:p text:style-name="P4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775392695" text:continue-list="list853784109" text:style-name="Outline">
        <text:list-item>
          <text:list>
            <text:list-item>
              <text:list>
                <text:list-item>
                  <text:list>
                    <text:list-item>
                      <text:h text:style-name="P31"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762416443"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704275619" text:continue-numbering="true" text:style-name="Outline">
        <text:list-item>
          <text:list>
            <text:list-item>
              <text:list>
                <text:list-item>
                  <text:list>
                    <text:list-item>
                      <text:h text:style-name="P3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401452476"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2045374580"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149854296" text:continue-numbering="true" text:style-name="Outline">
        <text:list-item>
          <text:list>
            <text:list-item>
              <text:list>
                <text:list-item>
                  <text:list>
                    <text:list-item>
                      <text:h text:style-name="P3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73170538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268994404"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2083833896" text:continue-numbering="true" text:style-name="Outline">
        <text:list-item>
          <text:list>
            <text:list-item>
              <text:list>
                <text:list-item>
                  <text:list>
                    <text:list-item>
                      <text:h text:style-name="P31"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797896435"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9"><draw:image xlink:href="Pictures/10000000000002BB00000070CB5E2AE1.png" xlink:type="simple" xlink:show="embed" xlink:actuate="onLoad"/></draw:frame></text:p>
      </style:header>
      <style:footer>
        <text:p text:style-name="MP2">Boldt Webservice<text:tab/>page <text:page-number text:select-page="current">100</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3-07-17T13:54:27</dc:date>
    <dc:creator>Romana Boldt</dc:creator>
    <meta:editing-duration>P10DT2H38M39S</meta:editing-duration>
    <meta:editing-cycles>456</meta:editing-cycles>
    <meta:generator>OpenOffice/4.1.10$Unix OpenOffice.org_project/4110m2$Build-9807</meta:generator>
    <meta:document-statistic meta:table-count="0" meta:image-count="1" meta:object-count="0" meta:page-count="100" meta:paragraph-count="1137" meta:word-count="28733" meta:character-count="171450"/>
  </office:meta>
</office:document-meta>
</file>